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_hwservice:s0 tclass=hwservice_manager permissive=0</text:p>
      <text:p text:style-name="Standard">09-22 15:05:11.314 14892 32546 D <text:s text:c="8"/>: pktzr_send_cmd: opcode = 0xc, size = 24, token = 2572</text:p>
      <text:p text:style-name="Standard">09-22 15:05:11.316 14892 14945 D <text:s text:c="8"/>: ipc_resp_thread: opcode: 0xd, payload_size: 3876, resp_buf size: 3888</text:p>
      <text:p text:style-name="Standard">09-22 15:05:11.316 14892 14945 D <text:s text:c="8"/>: pktzr_resp_cb: opcode = 0xd size = 3876 token = 2571</text:p>
      <text:p text:style-name="Standard">09-22 15:05:11.316 14892 14945 D <text:s text:c="8"/>: pktzr_resp_cb: token 2571 matched</text:p>
      <text:p text:style-name="Standard">09-22 15:05:11.317 14892 32546 D <text:s text:c="8"/>: pktzr_send_cmd: opcode = 0xc, size = 24, token = 2573</text:p>
      <text:p text:style-name="Standard">09-22 15:05:11.323 <text:s/>1290 <text:s/>1421 W BroadcastQueue: Permission Denial: broadcasting Intent { act=com.google.android.apps.gmm.NAVIGATION_STATE flg=0x10 pkg=com.google.android.googlequicksearchbox (has extras) } from null (pid=-1, uid=-1) requires com.google.android.googlequicksearchbox.permission.LAUNCH_FROM_GMM due to registered receiver BroadcastFilter{234cb67 10030/u0 ReceiverList{1727326 2890 com.google.android.googlequicksearchbox:search/10030/u0 remote:8c8f681}}</text:p>
      <text:p text:style-name="Standard">09-22 15:05:11.323 <text:s/>1290 <text:s/>1421 W BroadcastQueue: Permission Denial: broadcasting Intent { act=com.google.android.apps.gmm.NAVIGATION_STATE flg=0x10 pkg=com.google.android.gms (has extras) } from null (pid=-1, uid=-1) requires com.google.android.googlequicksearchbox.permission.LAUNCH_FROM_GMM due to registered receiver BroadcastFilter{234cb67 10030/u0 ReceiverList{1727326 2890 com.google.android.googlequicksearchbox:search/10030/u0 remote:8c8f681}}</text:p>
      <text:p text:style-name="Standard">09-22 15:05:11.333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5:05:11.343 <text:s/>2890 <text:s/>2956 I MicroDetectionState: Should stop hotword detection immediately - false</text:p>
      <text:p text:style-name="Standard">09-22 15:05:11.366 14892 14945 D <text:s text:c="8"/>: ipc_resp_thread: opcode: 0xd, payload_size: 3876, resp_buf size: 3888</text:p>
      <text:p text:style-name="Standard">09-22 15:05:11.366 14892 14945 D <text:s text:c="8"/>: pktzr_resp_cb: opcode = 0xd size = 3876 token = 2572</text:p>
      <text:p text:style-name="Standard">09-22 15:05:11.366 14892 14945 D <text:s text:c="8"/>: pktzr_resp_cb: token 2572 matched</text:p>
      <text:p text:style-name="Standard">09-22 15:05:11.366 14892 32546 D <text:s text:c="8"/>: pktzr_send_cmd: opcode = 0xc, size = 24, token = 2574</text:p>
      <text:p text:style-name="Standard">09-22 15:05:11.487 14892 14945 D <text:s text:c="8"/>: ipc_resp_thread: opcode: 0xd, payload_size: 3876, resp_buf size: 3888</text:p>
      <text:p text:style-name="Standard">09-22 15:05:11.487 14892 14945 D <text:s text:c="8"/>: pktzr_resp_cb: opcode = 0xd size = 3876 token = 2573</text:p>
      <text:p text:style-name="Standard">09-22 15:05:11.487 14892 14945 D <text:s text:c="8"/>: pktzr_resp_cb: token 2573 matched</text:p>
      <text:p text:style-name="Standard">09-22 15:05:11.488 14892 32546 D <text:s text:c="8"/>: pktzr_send_cmd: opcode = 0xc, size = 24, token = 2575</text:p>
      <text:p text:style-name="Standard">09-22 15:05:11.607 14892 14945 D <text:s text:c="8"/>: ipc_resp_thread: opcode: 0xd, payload_size: 3876, resp_buf size: 3888</text:p>
      <text:p text:style-name="Standard">09-22 15:05:11.607 14892 14945 D <text:s text:c="8"/>: pktzr_resp_cb: opcode = 0xd size = 3876 token = 2574</text:p>
      <text:p text:style-name="Standard">09-22 15:05:11.607 14892 14945 D <text:s text:c="8"/>: pktzr_resp_cb: token 2574 matched</text:p>
      <text:p text:style-name="Standard">09-22 15:05:11.608 14892 32546 D <text:s text:c="8"/>: pktzr_send_cmd: opcode = 0xc, size = 24, token = 2576</text:p>
      <text:p text:style-name="Standard">09-22 15:05:11.635 <text:s/>1290 25026 D OpPowerConsumpStatsInjector: processBatteryValues</text:p>
      <text:p text:style-name="Standard">09-22 15:05:11.637 <text:s/>1290 <text:s/>1420 W AlarmManager: Unrecognized alarm listener com.android.server.b@eb45a82</text:p>
      <text:p text:style-name="Standard">09-22 15:05:11.638 <text:s/>2150 <text:s/>2150 D KeyguardUpdateMonitor: received broadcast android.intent.action.BATTERY_CHANGED</text:p>
      <text:p text:style-name="Standard">09-22 15:05:11.726 14892 14945 D <text:s text:c="8"/>: ipc_resp_thread: opcode: 0xd, payload_size: 3876, resp_buf size: 3888</text:p>
      <text:p text:style-name="Standard">09-22 15:05:11.726 14892 14945 D <text:s text:c="8"/>: pktzr_resp_cb: opcode = 0xd size = 3876 token = 2575</text:p>
      <text:p text:style-name="Standard">09-22 15:05:11.726 14892 14945 D <text:s text:c="8"/>: pktzr_resp_cb: token 2575 matched</text:p>
      <text:p text:style-name="Standard">09-22 15:05:11.727 14892 32546 D <text:s text:c="8"/>: pktzr_send_cmd: opcode = 0xc, size = 24, token = 2577</text:p>
      <text:p text:style-name="Standard">09-22 15:05:11.848 14892 14945 D <text:s text:c="8"/>: ipc_resp_thread: opcode: 0xd, payload_size: 3876, resp_buf size: 3888</text:p>
      <text:p text:style-name="Standard"><text:soft-page-break/>09-22 15:05:11.848 14892 14945 D <text:s text:c="8"/>: pktzr_resp_cb: opcode = 0xd size = 3876 token = 2576</text:p>
      <text:p text:style-name="Standard">09-22 15:05:11.848 14892 14945 D <text:s text:c="8"/>: pktzr_resp_cb: token 2576 matched</text:p>
      <text:p text:style-name="Standard">09-22 15:05:11.849 14892 32546 D <text:s text:c="8"/>: pktzr_send_cmd: opcode = 0xc, size = 24, token = 2578</text:p>
      <text:p text:style-name="Standard">09-22 15:05:11.967 14892 14945 D <text:s text:c="8"/>: ipc_resp_thread: opcode: 0xd, payload_size: 3876, resp_buf size: 3888</text:p>
      <text:p text:style-name="Standard">09-22 15:05:11.967 14892 14945 D <text:s text:c="8"/>: pktzr_resp_cb: opcode = 0xd size = 3876 token = 2577</text:p>
      <text:p text:style-name="Standard">09-22 15:05:11.967 14892 14945 D <text:s text:c="8"/>: pktzr_resp_cb: token 2577 matched</text:p>
      <text:p text:style-name="Standard">09-22 15:05:11.968 14892 32546 D <text:s text:c="8"/>: pktzr_send_cmd: opcode = 0xc, size = 24, token = 2579</text:p>
      <text:p text:style-name="Standard">09-22 15:05:12.087 14892 14945 D <text:s text:c="8"/>: ipc_resp_thread: opcode: 0xd, payload_size: 3876, resp_buf size: 3888</text:p>
      <text:p text:style-name="Standard">09-22 15:05:12.087 14892 14945 D <text:s text:c="8"/>: pktzr_resp_cb: opcode = 0xd size = 3876 token = 2578</text:p>
      <text:p text:style-name="Standard">09-22 15:05:12.087 14892 14945 D <text:s text:c="8"/>: pktzr_resp_cb: token 2578 matched</text:p>
      <text:p text:style-name="Standard">09-22 15:05:12.088 14892 32546 D <text:s text:c="8"/>: pktzr_send_cmd: opcode = 0xc, size = 24, token = 2580</text:p>
      <text:p text:style-name="Standard">09-22 15:05:12.207 14892 14945 D <text:s text:c="8"/>: ipc_resp_thread: opcode: 0xd, payload_size: 3876, resp_buf size: 3888</text:p>
      <text:p text:style-name="Standard">09-22 15:05:12.208 14892 14945 D <text:s text:c="8"/>: pktzr_resp_cb: opcode = 0xd size = 3876 token = 2579</text:p>
      <text:p text:style-name="Standard">09-22 15:05:12.208 14892 14945 D <text:s text:c="8"/>: pktzr_resp_cb: token 2579 matched</text:p>
      <text:p text:style-name="Standard">09-22 15:05:12.208 14892 32546 D <text:s text:c="8"/>: pktzr_send_cmd: opcode = 0xc, size = 24, token = 2581</text:p>
      <text:p text:style-name="Standard">09-22 15:05:12.306 32337 32337 I GsaVoiceInteractionSrv: Stopping DSP streaming after timeout</text:p>
      <text:p text:style-name="Standard">09-22 15:05:12.306 32337 32337 I HwDetectorWithState: #stopHotwordDetection</text:p>
      <text:p text:style-name="Standard">09-22 15:05:12.306 32337 32337 E A <text:s text:c="6"/>: #cleanUpAudioRecordAndPfds: Cleaning up audio record and Pfds</text:p>
      <text:p text:style-name="Standard">09-22 15:05:12.319 <text:s text:c="2"/>846 18151 I WifiHAL : event received NL80211_CMD_VENDOR, vendor_id = 0x1374, subcmd = 0xd</text:p>
      <text:p text:style-name="Standard">09-22 15:05:12.320 <text:s/>1168 <text:s/>1168 I cnss-daemon: nl80211 response handler invoked</text:p>
      <text:p text:style-name="Standard">09-22 15:05:12.320 <text:s/>1168 <text:s/>1168 I cnss-daemon: nl80211_response_handler: cmd 103, vendorID 4980, subcmd 13 <text:s/>received</text:p>
      <text:p text:style-name="Standard">09-22 15:05:12.326 14892 14945 D <text:s text:c="8"/>: ipc_resp_thread: opcode: 0xd, payload_size: 3876, resp_buf size: 3888</text:p>
      <text:p text:style-name="Standard">09-22 15:05:12.326 14892 14945 D <text:s text:c="8"/>: pktzr_resp_cb: opcode = 0xd size = 3876 token = 2580</text:p>
      <text:p text:style-name="Standard">09-22 15:05:12.326 14892 14945 D <text:s text:c="8"/>: pktzr_resp_cb: token 2580 matched</text:p>
      <text:p text:style-name="Standard">09-22 15:05:12.326 14892 32546 D <text:s text:c="8"/>: pktzr_send_cmd: opcode = 0xc, size = 24, token = 2582</text:p>
      <text:p text:style-name="Standard">09-22 15:05:12.330 14892 14921 D audio_hw_primary: in_standby: enter: stream (0xf72d5180) usecase(19: audio-record)</text:p>
      <text:p text:style-name="Standard">09-22 15:05:12.331 14892 14921 D audio_hw_primary: in_standby: sound trigger pcm stop lab</text:p>
      <text:p text:style-name="Standard">09-22 15:05:12.331 14892 32546 D sound_trigger_hw: process_lab_capture:[2] calling gcs_stop_buff_xfer </text:p>
      <text:p text:style-name="Standard">09-22 15:05:12.332 14892 32546 D <text:s text:c="8"/>: pktzr_send_cmd: opcode = 0x4, size = 28, token = 2583</text:p>
      <text:p text:style-name="Standard">09-22 15:05:12.336 14892 14945 D <text:s text:c="8"/>: ipc_resp_thread: opcode: 0xd, payload_size: 356, resp_buf size: 368</text:p>
      <text:p text:style-name="Standard">09-22 15:05:12.336 14892 14945 D <text:s text:c="8"/>: pktzr_resp_cb: opcode = 0xd size = 356 token = 2581</text:p>
      <text:p text:style-name="Standard">09-22 15:05:12.336 14892 14945 D <text:s text:c="8"/>: pktzr_resp_cb: token 2581 matched</text:p>
      <text:p text:style-name="Standard">09-22 15:05:12.339 14892 14945 D <text:s text:c="8"/>: ipc_resp_thread: opcode: 0xd, payload_size: 36, resp_buf size: 48</text:p>
      <text:p text:style-name="Standard">09-22 15:05:12.339 14892 14945 D <text:s text:c="8"/>: pktzr_resp_cb: opcode = 0xd size = 36 token = 2582</text:p>
      <text:p text:style-name="Standard">09-22 15:05:12.339 14892 14945 D <text:s text:c="8"/>: pktzr_resp_cb: token 2582 matched</text:p>
      <text:p text:style-name="Standard">09-22 15:05:12.341 14892 14945 D <text:s text:c="8"/>: ipc_resp_thread: opcode: 0x2, payload_size: 4, resp_buf size: 16</text:p>
      <text:p text:style-name="Standard">09-22 15:05:12.341 14892 14945 D <text:s text:c="8"/>: pktzr_resp_cb: opcode = 0x2 size = 4 token = 2583</text:p>
      <text:p text:style-name="Standard">09-22 15:05:12.341 14892 14945 D <text:s text:c="8"/>: pktzr_resp_cb: token 2583 matched</text:p>
      <text:p text:style-name="Standard">09-22 15:05:12.341 14892 14921 D sound_trigger_hw: buffering_state_fn:[2] post deferred stop on buffering end</text:p>
      <text:p text:style-name="Standard"><text:soft-page-break/>09-22 15:05:12.346 14892 <text:s/>2333 D audio_hw_primary: in_set_parameters: enter: kvpairs=routing=0</text:p>
      <text:p text:style-name="Standard">09-22 15:05:12.350 14894 28612 I ConfigStore: vendor::qti::hardware::audiohalext::V1_0::IAudioHalExt::getApmConfigs retrieved: <text:s/>(default)</text:p>
      <text:p text:style-name="Standard">09-22 15:05:12.350 14894 28612 I ConfigStore: vendor::qti::hardware::audiohalext::V1_0::IAudioHalExt::getApmConfigs retrieved: <text:s/>(default)</text:p>
      <text:p text:style-name="Standard">09-22 15:05:12.354 14894 28612 D APM_AudioPolicyManager: closeInput(1398)</text:p>
      <text:p text:style-name="Standard">09-22 15:05:12.354 14894 28612 D AudioFlinger: ThreadBase::setParameters() AppRecTy=-1</text:p>
      <text:p text:style-name="Standard">09-22 15:05:12.356 14892 <text:s/>2333 D audio_hw_primary: in_set_parameters: enter: kvpairs=AppRecTy=-1</text:p>
      <text:p text:style-name="Standard">09-22 15:05:12.356 14892 <text:s/>2333 I audio_hw_primary: APP RECODER TYPE:-1</text:p>
      <text:p text:style-name="Standard">09-22 15:05:12.359 32337 32337 I A <text:s text:c="6"/>: Audio Stopped</text:p>
      <text:p text:style-name="Standard">09-22 15:05:12.360 32337 32337 I HotwordRecognitionRnr: Stopping hotword detection.</text:p>
      <text:p text:style-name="Standard">09-22 15:05:12.360 32337 32411 E A <text:s text:c="6"/>: #cleanUpAudioRecordAndPfds: Cleaning up audio record and Pfds</text:p>
      <text:p text:style-name="Standard">09-22 15:05:12.360 32337 32411 I GsaVoiceInteractionSrv: #onClosed - audio is closed, hasRecordingStarted true</text:p>
      <text:p text:style-name="Standard">09-22 15:05:12.361 32337 <text:s/>2720 I GsaVoiceInteractionSrv: HotwordCallback#onError</text:p>
      <text:p text:style-name="Standard">09-22 15:05:12.363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5:05:12.365 32337 <text:s/>2720 I HwDetectorWithState: #stopHotwordDetection</text:p>
      <text:p text:style-name="Standard">09-22 15:05:12.366 32337 <text:s/>2720 E A <text:s text:c="6"/>: #cleanUpAudioRecordAndPfds: Cleaning up audio record and Pfds</text:p>
      <text:p text:style-name="Standard">09-22 15:05:12.370 32337 <text:s/>2720 I HotwordRecognitionRnr: IOException during hotword detection; expected during hotword detection closing</text:p>
      <text:p text:style-name="Standard">09-22 15:05:12.374 14892 <text:s/>2333 D audio_hw_primary: adev_close_input_stream: enter:stream_handle(0xf72d5180)</text:p>
      <text:p text:style-name="Standard">09-22 15:05:12.374 14892 <text:s/>2333 D soundtrigger: audio_extn_sound_trigger_check_ec_ref_enable: EC Reference is disabled</text:p>
      <text:p text:style-name="Standard">09-22 15:05:12.374 14892 <text:s/>2333 W sound_trigger_hw: sound_trigger_hw_call_back: Unknown event 17</text:p>
      <text:p text:style-name="Standard">09-22 15:05:12.374 14892 <text:s/>2333 D soundtrigger: audio_extn_sound_trigger_update_ec_ref_status: update audio echo ref status false</text:p>
      <text:p text:style-name="Standard">09-22 15:05:12.374 14892 <text:s/>2333 D audio_hw_primary: in_standby: enter: stream (0xf72d5180) usecase(19: audio-record)</text:p>
      <text:p text:style-name="Standard">09-22 15:05:12.378 <text:s/>2890 <text:s/>2956 I MicroDetectionState: Should stop hotword detection immediately - false</text:p>
      <text:p text:style-name="Standard">09-22 15:05:12.380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5:05:12.390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5:05:12.402 16066 16124 I BtGatt.ScanManager: msg.what = 6</text:p>
      <text:p text:style-name="Standard">09-22 15:05:12.411 14892 14921 D sound_trigger_hw: stdev_start_recognition:[2] Enter</text:p>
      <text:p text:style-name="Standard">09-22 15:05:12.411 14892 14921 D sound_trigger_hw: buffering_state_fn:[2] handle event id 3</text:p>
      <text:p text:style-name="Standard">09-22 15:05:12.411 14892 14921 D sound_trigger_hw: stop:[2] calling gcs_disable with handle 2</text:p>
      <text:p text:style-name="Standard">09-22 15:05:12.411 14892 14921 E <text:s text:c="8"/>: __gcs_disable_update_pld: sgt_array[i] = 0x1</text:p>
      <text:p text:style-name="Standard"><text:soft-page-break/>09-22 15:05:12.411 14892 14921 E <text:s text:c="8"/>: __gcs_disable_update_pld: sgt_array[i] = 0x2</text:p>
      <text:p text:style-name="Standard">09-22 15:05:12.411 14892 14921 D <text:s text:c="8"/>: pktzr_send_cmd: opcode = 0x4, size = 68, token = 2584</text:p>
      <text:p text:style-name="Standard">09-22 15:05:12.414 14892 14945 D <text:s text:c="8"/>: ipc_resp_thread: opcode: 0x2, payload_size: 4, resp_buf size: 16</text:p>
      <text:p text:style-name="Standard">09-22 15:05:12.414 14892 14945 D <text:s text:c="8"/>: pktzr_resp_cb: opcode = 0x2 size = 4 token = 2584</text:p>
      <text:p text:style-name="Standard">09-22 15:05:12.414 14892 14945 D <text:s text:c="8"/>: pktzr_resp_cb: token 2584 matched</text:p>
      <text:p text:style-name="Standard">09-22 15:05:12.415 14892 14921 D sound_trigger_hw: start:[2] calling gcs_enable with handle 2, non-persist cal 0x0, sz 0</text:p>
      <text:p text:style-name="Standard">09-22 15:05:12.415 14892 14921 D ACDB-LOADER: ACDB -&gt; ACDB_WDSP_CMD_GET_SUBGRAPH_MODULE_CALIBRATION_SIZE</text:p>
      <text:p text:style-name="Standard">09-22 15:05:12.415 14892 14921 D ACDB-LOADER: ACDB -&gt; ACDB_WDSP_CMD_GET_SUBGRAPH_MODULE_CALIBRATION</text:p>
      <text:p text:style-name="Standard">09-22 15:05:12.415 14892 14921 D ACDB-LOADER: ACDB -&gt; ACDB_WDSP_CMD_GET_SUBGRAPH_MODULE_CALIBRATION_SIZE</text:p>
      <text:p text:style-name="Standard">09-22 15:05:12.415 14892 14921 D ACDB-LOADER: ACDB -&gt; ACDB_WDSP_CMD_GET_SUBGRAPH_MODULE_CALIBRATION</text:p>
      <text:p text:style-name="Standard">09-22 15:05:12.415 14892 14921 D ACDB-LOADER: ACDB -&gt; ACDB_WDSP_CMD_GET_SUBGRAPH_MODULE_CONNECTION_SIZE</text:p>
      <text:p text:style-name="Standard">09-22 15:05:12.415 14892 14921 E <text:s text:c="8"/>: gcs_get_sg_mod_conn_and_update_pld: subgraph mod conn size 0. Exiting</text:p>
      <text:p text:style-name="Standard">09-22 15:05:12.415 14892 14921 D ACDB-LOADER: ACDB -&gt; ACDB_WDSP_CMD_GET_SUBGRAPH_MODULE_CONNECTION_SIZE</text:p>
      <text:p text:style-name="Standard">09-22 15:05:12.415 14892 14921 D ACDB-LOADER: ACDB -&gt; ACDB_WDSP_CMD_GET_SUBGRAPH_MODULE_CONNECTION</text:p>
      <text:p text:style-name="Standard">09-22 15:05:12.415 14892 14921 D ACDB-LOADER: ACDB -&gt; ACDB_WDSP_CMD_GET_SUBGRAPH_CONNECTIONS_SIZE</text:p>
      <text:p text:style-name="Standard">09-22 15:05:12.415 14892 14921 D ACDB-LOADER: ACDB -&gt; ACDB_WDSP_CMD_GET_SUBGRAPHS_CONNECTION</text:p>
      <text:p text:style-name="Standard">09-22 15:05:12.415 14892 14921 D ACDB-LOADER: ACDB -&gt; ACDB_WDSP_CMD_GET_SUBGRAPH_CONNECTIONS_SIZE</text:p>
      <text:p text:style-name="Standard">09-22 15:05:12.415 14892 14921 E <text:s text:c="8"/>: __gcs_get_sg_conn_and_update_pld: subgraph conn size 0. Exiting</text:p>
      <text:p text:style-name="Standard">09-22 15:05:12.415 14892 14921 D <text:s text:c="8"/>: pktzr_send_cmd: opcode = 0x3, size = 276, token = 2585</text:p>
      <text:p text:style-name="Standard">09-22 15:05:12.422 14892 14945 D <text:s text:c="8"/>: ipc_resp_thread: opcode: 0x2, payload_size: 4, resp_buf size: 16</text:p>
      <text:p text:style-name="Standard">09-22 15:05:12.422 14892 14945 D <text:s text:c="8"/>: pktzr_resp_cb: opcode = 0x2 size = 4 token = 2585</text:p>
      <text:p text:style-name="Standard">09-22 15:05:12.422 14892 14945 D <text:s text:c="8"/>: pktzr_resp_cb: token 2585 matched</text:p>
      <text:p text:style-name="Standard">09-22 15:05:12.422 14892 14921 D sound_trigger_hw: session[2]: buffering_state_fn ---&gt; active_state_fn </text:p>
      <text:p text:style-name="Standard">09-22 15:05:12.422 14892 14921 D sound_trigger_hw: stdev_start_recognition:[2] Exit</text:p>
      <text:p text:style-name="Standard">09-22 15:05:12.423 <text:s/>1290 <text:s/>5070 I SoundTriggerHelper: startRecognition successful.</text:p>
      <text:p text:style-name="Standard">09-22 15:05:12.425 32337 32337 I GsaVoiceInteractionSrv: Start Hotword Recognition Status: true</text:p>
      <text:p text:style-name="Standard">09-22 15:05:12.426 32337 32337 W A <text:s text:c="6"/>: getModuleProperties: SDK does not support retrieving properties</text:p>
      <text:p text:style-name="Standard">09-22 15:05:12.426 32337 32337 I A <text:s text:c="6"/>: getModuleProperties: device does not support SoundTrigger recognition</text:p>
      <text:p text:style-name="Standard">09-22 15:05:12.979 <text:s text:c="2"/>818 16156 I vendor.qti.bluetooth@1.0-ibs_handler: ProcessIbsCmd: Received IBS_WAKE_IND: 0xFD</text:p>
      <text:p text:style-name="Standard">09-22 15:05:12.979 <text:s text:c="2"/>818 16156 D vendor.qti.bluetooth@1.0-ibs_handler: SerialClockVote: vote for UART CLK ON</text:p>
      <text:p text:style-name="Standard">09-22 15:05:12.981 <text:s text:c="2"/>818 16156 D vendor.qti.bluetooth@1.0-wake_lock: Acquire wakelock is acquired </text:p>
      <text:p text:style-name="Standard"><text:soft-page-break/>09-22 15:05:12.981 <text:s text:c="2"/>818 16156 I vendor.qti.bluetooth@1.0-ibs_handler: ProcessIbsCmd: Writing IBS_WAKE_ACK</text:p>
      <text:p text:style-name="Standard">09-22 15:05:13.022 <text:s text:c="2"/>818 16156 I vendor.qti.bluetooth@1.0-ibs_handler: ProcessIbsCmd: Received IBS_SLEEP_IND: 0xFE</text:p>
      <text:p text:style-name="Standard">09-22 15:05:13.022 <text:s text:c="2"/>818 16156 D vendor.qti.bluetooth@1.0-ibs_handler: SerialClockVote: vote for UART CLK OFF</text:p>
      <text:p text:style-name="Standard">09-22 15:05:13.162 <text:s text:c="2"/>818 16156 I vendor.qti.bluetooth@1.0-ibs_handler: ProcessIbsCmd: Received IBS_WAKE_IND: 0xFD</text:p>
      <text:p text:style-name="Standard">09-22 15:05:13.162 <text:s text:c="2"/>818 16156 D vendor.qti.bluetooth@1.0-ibs_handler: SerialClockVote: vote for UART CLK ON</text:p>
      <text:p text:style-name="Standard">09-22 15:05:13.162 <text:s text:c="2"/>818 16156 I vendor.qti.bluetooth@1.0-ibs_handler: ProcessIbsCmd: Writing IBS_WAKE_ACK</text:p>
      <text:p text:style-name="Standard">09-22 15:05:13.203 <text:s text:c="2"/>818 16156 I vendor.qti.bluetooth@1.0-ibs_handler: ProcessIbsCmd: Received IBS_SLEEP_IND: 0xFE</text:p>
      <text:p text:style-name="Standard">09-22 15:05:13.203 <text:s text:c="2"/>818 16156 D vendor.qti.bluetooth@1.0-ibs_handler: SerialClockVote: vote for UART CLK OFF</text:p>
      <text:p text:style-name="Standard">09-22 15:05:13.354 <text:s text:c="2"/>818 16130 D vendor.qti.bluetooth@1.0-wake_lock: Release wakelock is released </text:p>
      <text:p text:style-name="Standard">09-22 15:05:13.491 <text:s text:c="2"/>818 16156 I vendor.qti.bluetooth@1.0-ibs_handler: ProcessIbsCmd: Received IBS_WAKE_IND: 0xFD</text:p>
      <text:p text:style-name="Standard">09-22 15:05:13.491 <text:s text:c="2"/>818 16156 D vendor.qti.bluetooth@1.0-ibs_handler: SerialClockVote: vote for UART CLK ON</text:p>
      <text:p text:style-name="Standard">09-22 15:05:13.492 <text:s text:c="2"/>818 16156 D vendor.qti.bluetooth@1.0-wake_lock: Acquire wakelock is acquired </text:p>
      <text:p text:style-name="Standard">09-22 15:05:13.493 <text:s text:c="2"/>818 16156 I vendor.qti.bluetooth@1.0-ibs_handler: ProcessIbsCmd: Writing IBS_WAKE_ACK</text:p>
      <text:p text:style-name="Standard">09-22 15:05:13.534 <text:s text:c="2"/>818 16156 I vendor.qti.bluetooth@1.0-ibs_handler: ProcessIbsCmd: Received IBS_SLEEP_IND: 0xFE</text:p>
      <text:p text:style-name="Standard">09-22 15:05:13.534 <text:s text:c="2"/>818 16156 D vendor.qti.bluetooth@1.0-ibs_handler: SerialClockVote: vote for UART CLK OFF</text:p>
      <text:p text:style-name="Standard">09-22 15:05:13.684 <text:s text:c="2"/>818 16130 D vendor.qti.bluetooth@1.0-wake_lock: Release wakelock is released </text:p>
      <text:p text:style-name="Standard">09-22 15:05:13.693 <text:s text:c="2"/>818 16156 I vendor.qti.bluetooth@1.0-ibs_handler: ProcessIbsCmd: Received IBS_WAKE_IND: 0xFD</text:p>
      <text:p text:style-name="Standard">09-22 15:05:13.693 <text:s text:c="2"/>818 16156 D vendor.qti.bluetooth@1.0-ibs_handler: SerialClockVote: vote for UART CLK ON</text:p>
      <text:p text:style-name="Standard">09-22 15:05:13.695 <text:s text:c="2"/>818 16156 D vendor.qti.bluetooth@1.0-wake_lock: Acquire wakelock is acquired </text:p>
      <text:p text:style-name="Standard">09-22 15:05:13.695 <text:s text:c="2"/>818 16156 I vendor.qti.bluetooth@1.0-ibs_handler: ProcessIbsCmd: Writing IBS_WAKE_ACK</text:p>
      <text:p text:style-name="Standard">09-22 15:05:13.736 <text:s text:c="2"/>818 16156 I vendor.qti.bluetooth@1.0-ibs_handler: ProcessIbsCmd: Received IBS_SLEEP_IND: 0xFE</text:p>
      <text:p text:style-name="Standard">09-22 15:05:13.736 <text:s text:c="2"/>818 16156 D vendor.qti.bluetooth@1.0-ibs_handler: SerialClockVote: vote for UART CLK OFF</text:p>
      <text:p text:style-name="Standard">09-22 15:05:13.886 <text:s text:c="2"/>818 16130 D vendor.qti.bluetooth@1.0-wake_lock: Release wakelock is released </text:p>
      <text:p text:style-name="Standard">09-22 15:05:13.961 <text:s/>2150 <text:s/>2284 D NetworkController.MobileSignalController(1): onSignalStrengthsChanged signalStrength=SignalStrength:{mCdma=CellSignalStrengthCdma: cdmaDbm=2147483647 cdmaEcio=2147483647 evdoDbm=2147483647 evdoEcio=2147483647 evdoSnr=2147483647 level=0 oplevel=0,mGsm=CellSignalStrengthGsm: rssi=2147483647 ber=2147483647 mTa=2147483647 mLevel=0,mWcdma=CellSignalStrengthWcdma: ss=2147483647 ber=2147483647 rscp=2147483647 ecno=2147483647 level=0 <text:soft-page-break/>oplevel=0,mTdscdma=CellSignalStrengthTdscdma: rssi=2147483647 ber=2147483647 rscp=2147483647 level=0,mLte=CellSignalStrengthLte: rssi=-67 rsrp=-96 rsrq=-10 rssnr=78 cqi=2147483647 ta=2147483647 level=4 oplevel=4,mNr=CellSignal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9-22 17:08:00.188 25639 25704 I AmazonVideo: Localization.Type set to IN_APP</text:p>
      <text:p text:style-name="Standard">09-22 17:08:00.188 25639 25717 I AmazonVideo: Completed initialize for SyncScheduler</text:p>
      <text:p text:style-name="Standard">09-22 17:08:00.188 25639 25714 I AmazonVideo: Entered initialize for VideoRollAssetCache</text:p>
      <text:p text:style-name="Standard">09-22 17:08:00.189 25639 25714 I AmazonVideo: Completed initialize for VideoRollAssetCache</text:p>
      <text:p text:style-name="Standard">09-22 17:08:00.190 25639 25704 I AmazonVideo: Locale did not change (LocaleInfo{locale=en_US, localeResolutionReason=OS_LANGUAGE, supportedLocales=[es_ES, fr_FR, it_IT, pt_BR, en_US, de_DE, nl_NL, pl_PL, hi_IN, sv_SE, nb_NO, da_DK, ta_IN, te_IN, fi_FI, tr_TR, in_ID, zh_CN, zh_TW, ru_RU, ko_KR, th_TH, pt_PT, ja_JP, fil_PH, ms_MY, ar_AE, iw_IL, el_GR, ro_RO, hu_HU, cs_CZ], localizationErrorCode=Optional.absent()}) no action required. Application locale: Optional.absent(), OS locale: en_US</text:p>
      <text:p text:style-name="Standard">09-22 17:08:00.190 25639 25704 I AmazonVideo: Localization type at Secondary Initialization: InAppLocalization. Application locale: en_US. OS locale: en_US. Marketplace locale: Optional.of(en_US). Magellan V2 locale: Optional.of(en_US)</text:p>
      <text:p text:style-name="Standard">09-22 17:08:00.190 25639 25704 I AmazonVideo: Completed initialize for Localization:Secondary</text:p>
      <text:p text:style-name="Standard">09-22 17:08:00.191 25639 25675 I AmazonVideo: CachePersistence default profile migration: skipping; already done or not needed</text:p>
      <text:p text:style-name="Standard">09-22 17:08:00.192 14778 25501 I ...opping/TokenJobQueue: Finish executing task GetToken:in.amazon.mShop.android.shopping/com.amazon.dcp.sso.token.oauth.amazon.access_token.</text:p>
      <text:p text:style-name="Standard">09-22 17:08:00.195 25639 25639 I AmazonVideo: Sync Framework: queueing periodic requestId=6ffb1f7c to run every 5400s. App is inactive.</text:p>
      <text:p text:style-name="Standard">09-22 17:08:00.195 25639 25639 I AmazonVideo: Sync Framework: configuring WorkManager with info logging.</text:p>
      <text:p text:style-name="Standard">09-22 17:08:00.202 14778 25501 D AbstractMetricsFactoryImpl: record : No valid data points in metrics event</text:p>
      <text:p text:style-name="Standard">09-22 17:08:00.202 25639 25712 I AmazonVideo.profiler: Marker[APP_START_MOBILE] null</text:p>
      <text:p text:style-name="Standard">09-22 17:08:00.202 25639 25721 I AmazonVideo: Prefetching BearerToken-s</text:p>
      <text:p text:style-name="Standard">09-22 17:08:00.203 25639 25722 I AmazonVideo: Entered initialize for AVODMAPPreinitialization</text:p>
      <text:p text:style-name="Standard">09-22 17:08:00.203 25639 25722 I AmazonVideo: Entered initialize for ThirdPartyMetricsComponents</text:p>
      <text:p text:style-name="Standard">09-22 17:08:00.204 25639 25712 I AmazonVideo.profiler: Marker[APPLICATION_INITIALIZED] null</text:p>
      <text:p text:style-name="Standard">09-22 17:08:00.204 25639 25712 I AmazonVideo: Completed initialize for DI:ThirdPartyApplication</text:p>
      <text:p text:style-name="Standard">09-22 17:08:00.218 25639 25721 I AmazonVideo: Waiting for AVODMAPInit to initialize, current state NotInitialized</text:p>
      <text:p text:style-name="Standard">09-22 17:08:00.224 25639 25639 I AmazonVideo: ContactUs: contact-us activity initialized</text:p>
      <text:p text:style-name="Standard">09-22 17:08:00.227 25639 25639 I AmazonVideo: Battery Info: BatteryInfo{Status=CHARGING, Health=GOOD, Power source=USB, Level=38.0, Temperature=292, Voltage=3660}</text:p>
      <text:p text:style-name="Standard">09-22 17:08:00.230 25639 25726 I AmazonVideo: Entered initialize for AVODMAPInit</text:p>
      <text:p text:style-name="Standard">09-22 17:08:00.230 25639 25726 I AmazonVideo: Waiting for AVODMAPPreinitialization to initialize, current state Initializing</text:p>
      <text:p text:style-name="Standard">09-22 17:08:00.235 25639 25722 I com.amazon.device.crashmanager.CrashDetectionHelper: Caller opted out of installing uncaught exception handler.</text:p>
      <text:p text:style-name="Standard">09-22 17:08:00.236 25639 25722 I AmazonVideo: ContactUs: initialized crash detection: full init</text:p>
      <text:p text:style-name="Standard">09-22 17:08:00.237 25639 25722 I AmazonVideo: ContactUs: log reporting initialized</text:p>
      <text:p text:style-name="Standard">09-22 17:08:00.237 25639 25722 I AmazonVideo: Completed initialize for ThirdPartyMetricsComponents</text:p>
      <text:p text:style-name="Standard">09-22 17:08:00.237 25639 25722 I AmazonVideo: Completed initialize for AVODMAPPreinitialization</text:p>
      <text:p text:style-name="Standard">09-22 17:08:00.238 25639 25726 I AmazonVideo: Completed initialize for AVODMAPInit</text:p>
      <text:p text:style-name="Standard"><text:soft-page-break/>09-22 17:08:00.238 25639 25721 I ....thirdpartyclient/ml: Using the ThirdPartyPlatformDCPMetricsCollector</text:p>
      <text:p text:style-name="Standard">09-22 17:08:00.252 25639 25698 W CursorWindow: Window is full: requested allocation 192 bytes, free space 68 bytes, window size 2097152 bytes</text:p>
      <text:p text:style-name="Standard">09-22 17:08:00.253 25639 25729 I com.amazon.device.crashmanager.CrashDetectionHelper: Uploading Crash Report</text:p>
      <text:p text:style-name="Standard">09-22 17:08:00.254 25639 25729 I DPLogger: DPLogger - Name was too long. Truncating; original name: AbstractDetArtifactProcessor, truncated name: AbstractDetArtifactProc</text:p>
      <text:p text:style-name="Standard">09-22 17:08:00.254 25639 25729 I DPLogger: DPLogger - Name was too long. Truncating; original name: JavaCrashArtifactProcessor, truncated name: JavaCrashArtifactProces</text:p>
      <text:p text:style-name="Standard">09-22 17:08:00.256 25639 25729 I DPLogger: DPLogger - Name was too long. Truncating; original name: NativeCrashArtifactProcessor, truncated name: NativeCrashArtifactProc</text:p>
      <text:p text:style-name="Standard">09-22 17:08:00.258 25639 25729 I ArtifactUploader: ArtifactUploader - Finished uploading artifacts. Uploaded 0 artifacts.;</text:p>
      <text:p text:style-name="Standard">09-22 17:08:00.259 25639 25721 I ...client/TokenJobQueue: Pushing task GetToken:com.amazon.avod.thirdpartyclient/com.amazon.dcp.sso.token.oauth.amazon.access_token into TokenJobQueue.</text:p>
      <text:p text:style-name="Standard">09-22 17:08:00.260 25639 25721 I ...client/TokenJobQueue: No active job, scheduling next</text:p>
      <text:p text:style-name="Standard">09-22 17:08:00.260 25639 25721 I ...client/TokenJobQueue: Popping task GetToken:com.amazon.avod.thirdpartyclient/com.amazon.dcp.sso.token.oauth.amazon.access_token off TokenJobQueue and process it.</text:p>
      <text:p text:style-name="Standard">09-22 17:08:00.260 25639 25721 I ...client/TokenJobQueue: Begin executing task GetToken:com.amazon.avod.thirdpartyclient/com.amazon.dcp.sso.token.oauth.amazon.access_token</text:p>
      <text:p text:style-name="Standard">09-22 17:08:00.260 25639 25721 I ...client/TokenJobQueue: Scheduled running concurrent job GetToken:com.amazon.avod.thirdpartyclient/com.amazon.dcp.sso.token.oauth.amazon.access_token.</text:p>
      <text:p text:style-name="Standard">09-22 17:08:00.273 25639 25733 I ...onInformationQueryer: Populate change for remote MAP info.</text:p>
      <text:p text:style-name="Standard">09-22 17:08:00.273 25639 25733 I ...onInformationQueryer: CacheContainsPartialResults? true</text:p>
      <text:p text:style-name="Standard">09-22 17:08:00.275 25639 25733 I ...ntity.auth.device.cm: Caching feature OverrideDeviceAttributes as true</text:p>
      <text:p text:style-name="Standard">09-22 17:08:00.276 <text:s text:c="2"/>818 16130 D vendor.qti.bluetooth@1.0-wake_lock: Release wakelock is released </text:p>
      <text:p text:style-name="Standard">09-22 17:08:00.294 25639 25733 I ...onInformationQueryer: Get map info for com.amazon.avod.thirdpartyclient, device type: A43PXU4ZN2AL1</text:p>
      <text:p text:style-name="Standard">09-22 17:08:00.384 25639 25698 I ...stributedDataStorage: Data to delete in the local app. Setting up alarm to clean database</text:p>
      <text:p text:style-name="Standard">09-22 17:08:00.392 25639 25656 I ...ntity.auth.device.aa: Returning Default multiple profile settings</text:p>
      <text:p text:style-name="Standard">09-22 17:08:00.591 <text:s text:c="2"/>818 16156 I vendor.qti.bluetooth@1.0-ibs_handler: ProcessIbsCmd: Received IBS_WAKE_IND: 0xFD</text:p>
      <text:p text:style-name="Standard">09-22 17:08:00.592 <text:s text:c="2"/>818 16156 D vendor.qti.bluetooth@1.0-ibs_handler: SerialClockVote: vote for UART CLK ON</text:p>
      <text:p text:style-name="Standard">09-22 17:08:00.592 <text:s text:c="2"/>818 16156 D vendor.qti.bluetooth@1.0-wake_lock: Acquire wakelock is acquired </text:p>
      <text:p text:style-name="Standard">09-22 17:08:00.592 <text:s text:c="2"/>818 16156 I vendor.qti.bluetooth@1.0-ibs_handler: ProcessIbsCmd: Writing IBS_WAKE_ACK</text:p>
      <text:p text:style-name="Standard">09-22 17:08:00.599 16066 16092 D BluetoothRemoteDevices: Property type: 1</text:p>
      <text:p text:style-name="Standard">09-22 17:08:00.599 16066 16092 D BluetoothRemoteDevices: Skip name update for 77:C0:CB:C1:99:3D</text:p>
      <text:p text:style-name="Standard">09-22 17:08:00.599 16066 16092 D BluetoothRemoteDevices: Property type: 4</text:p>
      <text:p text:style-name="Standard"><text:soft-page-break/>09-22 17:08:00.599 16066 16092 D BluetoothRemoteDevices: Skip class update for 77:C0:CB:C1:99:3D</text:p>
      <text:p text:style-name="Standard">09-22 17:08:00.599 16066 16092 D BluetoothRemoteDevices: Property type: 5</text:p>
      <text:p text:style-name="Standard">09-22 17:08:00.636 <text:s text:c="2"/>818 16156 I vendor.qti.bluetooth@1.0-ibs_handler: ProcessIbsCmd: Received IBS_SLEEP_IND: 0xFE</text:p>
      <text:p text:style-name="Standard">09-22 17:08:00.636 <text:s text:c="2"/>818 16156 D vendor.qti.bluetooth@1.0-ibs_handler: SerialClockVote: vote for UART CLK OFF</text:p>
      <text:p text:style-name="Standard">09-22 17:08:00.705 <text:s text:c="2"/>838 25344 I sensors-hal: handle_indication_realtime:405, <text:s/>SCHED_FIFO(10) for qmi_cbk</text:p>
      <text:p text:style-name="Standard">09-22 17:08:00.706 <text:s text:c="2"/>838 25344 E sensors-hal: handle_sns_client_event:65, device_orient_event: ts=518516963988174, type=4</text:p>
      <text:p text:style-name="Standard">09-22 17:08:00.708 <text:s text:c="2"/>735 <text:s/>2773 W GamesService: Failed to flush clearcut events [CONTEXT service_id=1 ]</text:p>
      <text:p text:style-name="Standard">09-22 17:08:00.720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0.773 14778 14848 I ProvidedOAuthMetricsTransport: Response body: </text:p>
      <text:p text:style-name="Standard">09-22 17:08:00.773 14778 14848 I ProvidedOAuthMetricsTransport: Successfully uploaded metrics data; code: 200, message: OK</text:p>
      <text:p text:style-name="Standard">09-22 17:08:00.773 14778 14848 I ProvidedOAuthMetricsTransport: Manually releasing wifi lock</text:p>
      <text:p text:style-name="Standard">09-22 17:08:00.773 <text:s/>1290 <text:s/>3199 I WifiService: releaseWifiLock uid=10108</text:p>
      <text:p text:style-name="Standard">09-22 17:08:00.778 14778 14848 I ProvidedOAuthMetricsTransport: Manually releasing wake lock</text:p>
      <text:p text:style-name="Standard">09-22 17:08:00.779 14778 14848 I Metrics:BatchTransmitte: QueuePusher.sendBatches - Drained batch queue.; Number of NORMAL_ANONYMOUS queue batches sent: 2</text:p>
      <text:p text:style-name="Standard">09-22 17:08:00.786 <text:s text:c="2"/>818 16130 D vendor.qti.bluetooth@1.0-wake_lock: Release wakelock is released </text:p>
      <text:p text:style-name="Standard">09-22 17:08:00.788 <text:s/>1168 <text:s/>1168 I cnss-daemon: nl80211 response handler invoked</text:p>
      <text:p text:style-name="Standard">09-22 17:08:00.788 <text:s/>1168 <text:s/>1168 I cnss-daemon: nl80211_response_handler: cmd 103, vendorID 4980, subcmd 13 <text:s/>received</text:p>
      <text:p text:style-name="Standard">09-22 17:08:00.788 <text:s text:c="2"/>846 18151 I WifiHAL : event received NL80211_CMD_VENDOR, vendor_id = 0x1374, subcmd = 0xd</text:p>
      <text:p text:style-name="Standard">09-22 17:08:00.846 <text:s text:c="2"/>818 16156 I vendor.qti.bluetooth@1.0-ibs_handler: ProcessIbsCmd: Received IBS_WAKE_IND: 0xFD</text:p>
      <text:p text:style-name="Standard">09-22 17:08:00.846 <text:s text:c="2"/>818 16156 D vendor.qti.bluetooth@1.0-ibs_handler: SerialClockVote: vote for UART CLK ON</text:p>
      <text:p text:style-name="Standard">09-22 17:08:00.846 <text:s text:c="2"/>818 16156 D vendor.qti.bluetooth@1.0-wake_lock: Acquire wakelock is acquired </text:p>
      <text:p text:style-name="Standard">09-22 17:08:00.846 <text:s text:c="2"/>818 16156 I vendor.qti.bluetooth@1.0-ibs_handler: ProcessIbsCmd: Writing IBS_WAKE_ACK</text:p>
      <text:p text:style-name="Standard">09-22 17:08:00.888 <text:s text:c="2"/>818 16156 I vendor.qti.bluetooth@1.0-ibs_handler: ProcessIbsCmd: Received IBS_SLEEP_IND: 0xFE</text:p>
      <text:p text:style-name="Standard">09-22 17:08:00.888 <text:s text:c="2"/>818 16156 D vendor.qti.bluetooth@1.0-ibs_handler: SerialClockVote: vote for UART CLK OFF</text:p>
      <text:p text:style-name="Standard">09-22 17:08:00.982 <text:s/>1290 <text:s/>1420 D MyBatteryStatsHelper: ===processSingleAppUsage===</text:p>
      <text:p text:style-name="Standard">09-22 17:08:01.040 <text:s text:c="2"/>818 16130 D vendor.qti.bluetooth@1.0-wake_lock: Release wakelock is released </text:p>
      <text:p text:style-name="Standard">09-22 17:08:01.095 <text:s text:c="2"/>818 16156 I vendor.qti.bluetooth@1.0-ibs_handler: ProcessIbsCmd: Received IBS_WAKE_IND: 0xFD</text:p>
      <text:p text:style-name="Standard">09-22 17:08:01.095 <text:s text:c="2"/>818 16156 D vendor.qti.bluetooth@1.0-ibs_handler: SerialClockVote: vote for UART CLK ON</text:p>
      <text:p text:style-name="Standard"><text:soft-page-break/>09-22 17:08:01.096 <text:s text:c="2"/>818 16156 D vendor.qti.bluetooth@1.0-wake_lock: Acquire wakelock is acquired </text:p>
      <text:p text:style-name="Standard">09-22 17:08:01.096 <text:s text:c="2"/>818 16156 I vendor.qti.bluetooth@1.0-ibs_handler: ProcessIbsCmd: Writing IBS_WAKE_ACK</text:p>
      <text:p text:style-name="Standard">09-22 17:08:01.110 <text:s text:c="2"/>735 27156 I PlayGamesServices[PlayerAgent]: Fetched player profile from server with playerId=g17792476048751400614 for account=&lt;ELLIDED:-480856267&gt;</text:p>
      <text:p text:style-name="Standard">09-22 17:08:01.137 <text:s text:c="2"/>818 16156 I vendor.qti.bluetooth@1.0-ibs_handler: ProcessIbsCmd: Received IBS_SLEEP_IND: 0xFE</text:p>
      <text:p text:style-name="Standard">09-22 17:08:01.137 <text:s text:c="2"/>818 16156 D vendor.qti.bluetooth@1.0-ibs_handler: SerialClockVote: vote for UART CLK OFF</text:p>
      <text:p text:style-name="Standard">09-22 17:08:01.212 25639 25733 I ...ntity.auth.device.bc: Setting device attribute CentralDeviceType to A1MPSLFC7L5AFK</text:p>
      <text:p text:style-name="Standard">09-22 17:08:01.212 25639 25656 I ...ntity.auth.device.aa: Returning Default multiple profile settings</text:p>
      <text:p text:style-name="Standard">09-22 17:08:01.215 25639 25733 I ...nt/OAuthTokenManager: OAuth access token near or past expiry. Need to refresh it...</text:p>
      <text:p text:style-name="Standard">09-22 17:08:01.215 25639 25733 I ...nt/OAuthTokenManager: Refreshing access token for package com.amazon.avod.thirdpartyclient</text:p>
      <text:p text:style-name="Standard">09-22 17:08:01.218 25639 25733 I ...xchangeRequestHelper: Refreshing Normal OAuth token with exchange token endpoint https://api.amazon.in:443/auth/token due to [com.amazon.avod.thirdpartyclient]</text:p>
      <text:p text:style-name="Standard">09-22 17:08:01.219 25639 25733 I ...ntity.auth.device.hz: com.amazon.avod.thirdpartyclient is trying to get device type</text:p>
      <text:p text:style-name="Standard">09-22 17:08:01.229 14778 25736 W CursorWindow: Window is full: requested allocation 192 bytes, free space 24 bytes, window size 2097152 bytes</text:p>
      <text:p text:style-name="Standard">09-22 17:08:01.236 25639 25698 I ...IsolatedModeSwitcher: Application supports runtime isolated mode switch.</text:p>
      <text:p text:style-name="Standard">09-22 17:08:01.236 25639 25698 I ...IsolatedModeSwitcher: Restoring current runtime isolated mode: false</text:p>
      <text:p text:style-name="Standard">09-22 17:08:01.242 <text:s text:c="2"/>730 25737 E ResolverController: No valid NAT64 prefix (1046, &lt;unspecified&gt;/0)</text:p>
      <text:p text:style-name="Standard">09-22 17:08:01.244 <text:s text:c="2"/>730 25738 E ResolverController: No valid NAT64 prefix (1046, &lt;unspecified&gt;/0)</text:p>
      <text:p text:style-name="Standard">09-22 17:08:01.263 <text:s text:c="2"/>735 25491 W Conscrypt: Could not set socket write timeout: java.net.SocketException: Socket closed</text:p>
      <text:p text:style-name="Standard">09-22 17:08:01.263 <text:s text:c="2"/>735 25454 W Conscrypt: Could not set socket write timeout: java.net.SocketException: Socket closed</text:p>
      <text:p text:style-name="Standard">09-22 17:08:01.263 <text:s text:c="2"/>735 25454 W Conscrypt: <text:tab/>at com.google.android.gms.org.conscrypt.Platform.setSocketWriteTimeout(:com.google.android.gms@213314037@21.33.14 (120400-395723304):2)</text:p>
      <text:p text:style-name="Standard">09-22 17:08:01.263 <text:s text:c="2"/>735 25491 W Conscrypt: <text:tab/>at com.google.android.gms.org.conscrypt.Platform.setSocketWriteTimeout(:com.google.android.gms@213314037@21.33.14 (120400-395723304):2)</text:p>
      <text:p text:style-name="Standard">09-22 17:08:01.263 <text:s text:c="2"/>735 25491 W Conscrypt: <text:tab/>at com.google.android.gms.org.conscrypt.ConscryptFileDescriptorSocket.setSoWriteTimeout(:com.google.android.gms@213314037@21.33.14 (120400-395723304):0)</text:p>
      <text:p text:style-name="Standard">09-22 17:08:01.263 <text:s text:c="2"/>735 25454 W Conscrypt: <text:tab/>at com.google.android.gms.org.conscrypt.ConscryptFileDescriptorSocket.setSoWriteTimeout(:com.google.android.gms@213314037@21.33.14 (120400-395723304):0)</text:p>
      <text:p text:style-name="Standard">09-22 17:08:01.277 25639 25698 I ...ntity.auth.device.dn: Start update legacy authportal domain in database if needed</text:p>
      <text:p text:style-name="Standard"><text:soft-page-break/>09-22 17:08:01.288 <text:s text:c="2"/>818 16130 D vendor.qti.bluetooth@1.0-wake_lock: Release wakelock is released </text:p>
      <text:p text:style-name="Standard">09-22 17:08:01.315 25639 25656 I ...ntity.auth.device.aa: Returning Default multiple profile settings</text:p>
      <text:p text:style-name="Standard">09-22 17:08:01.326 25639 25639 D AbstractMetricsFactoryImpl: record : No valid data points in metrics event</text:p>
      <text:p text:style-name="Standard">09-22 17:08:01.340 25639 25733 I ...ntity.auth.device.jr: X-Amzn-RequestId:d179d375-849e-410d-9368-0e9cb6c5616a</text:p>
      <text:p text:style-name="Standard">09-22 17:08:01.348 25639 25656 I ...ntity.auth.device.aa: Returning Default multiple profile settings</text:p>
      <text:p text:style-name="Standard">09-22 17:08:01.349 <text:s text:c="2"/>818 16156 I vendor.qti.bluetooth@1.0-ibs_handler: ProcessIbsCmd: Received IBS_WAKE_IND: 0xFD</text:p>
      <text:p text:style-name="Standard">09-22 17:08:01.349 <text:s text:c="2"/>818 16156 D vendor.qti.bluetooth@1.0-ibs_handler: SerialClockVote: vote for UART CLK ON</text:p>
      <text:p text:style-name="Standard">09-22 17:08:01.350 <text:s text:c="2"/>818 16156 D vendor.qti.bluetooth@1.0-wake_lock: Acquire wakelock is acquired </text:p>
      <text:p text:style-name="Standard">09-22 17:08:01.350 <text:s text:c="2"/>818 16156 I vendor.qti.bluetooth@1.0-ibs_handler: ProcessIbsCmd: Writing IBS_WAKE_ACK</text:p>
      <text:p text:style-name="Standard">09-22 17:08:01.356 <text:s text:c="2"/>735 25491 W Conscrypt: Could not set socket write timeout: java.net.SocketException: Socket closed</text:p>
      <text:p text:style-name="Standard">09-22 17:08:01.356 <text:s text:c="2"/>735 25491 W Conscrypt: <text:tab/>at com.google.android.gms.org.conscrypt.Platform.setSocketWriteTimeout(:com.google.android.gms@213314037@21.33.14 (120400-395723304):2)</text:p>
      <text:p text:style-name="Standard">09-22 17:08:01.356 <text:s text:c="2"/>735 25491 W Conscrypt: <text:tab/>at com.google.android.gms.org.conscrypt.ConscryptFileDescriptorSocket.setSoWriteTimeout(:com.google.android.gms@213314037@21.33.14 (120400-395723304):0)</text:p>
      <text:p text:style-name="Standard">09-22 17:08:01.358 <text:s text:c="2"/>735 25454 W Conscrypt: Could not set socket write timeout: java.net.SocketException: Socket closed</text:p>
      <text:p text:style-name="Standard">09-22 17:08:01.358 <text:s text:c="2"/>735 25454 W Conscrypt: <text:tab/>at com.google.android.gms.org.conscrypt.Platform.setSocketWriteTimeout(:com.google.android.gms@213314037@21.33.14 (120400-395723304):2)</text:p>
      <text:p text:style-name="Standard">09-22 17:08:01.358 <text:s text:c="2"/>735 25454 W Conscrypt: <text:tab/>at com.google.android.gms.org.conscrypt.ConscryptFileDescriptorSocket.setSoWriteTimeout(:com.google.android.gms@213314037@21.33.14 (120400-395723304):0)</text:p>
      <text:p text:style-name="Standard">09-22 17:08:01.386 25639 25733 I ...client/RequestHelper: Starting request to endpoint https://api.amazon.in:443/auth/token</text:p>
      <text:p text:style-name="Standard">09-22 17:08:00.185 <text:s/>1290 <text:s/>1420 I chatty <text:s/>: uid=1000(system) android.bg identical 1 line</text:p>
      <text:p text:style-name="Standard">09-22 17:08:00.982 <text:s/>1290 <text:s/>1420 D ExtBatteryStatsService: ext-flush too soon, skip</text:p>
      <text:p text:style-name="Standard">09-22 17:08:01.392 <text:s/>1290 <text:s/>2276 E OnePlusAppBootManager: forbid start cpi=ContentProviderInfo{name=com.amazon.identity.auth.device.MapInfoProvider.MAPInformationProvider className=com.amazon.kindle.map.StandaloneMAPInformationProvider}</text:p>
      <text:p text:style-name="Standard">09-22 17:08:01.392 <text:s text:c="2"/>730 25743 E ResolverController: No valid NAT64 prefix (1046, &lt;unspecified&gt;/0)</text:p>
      <text:p text:style-name="Standard">09-22 17:08:01.392 14778 14905 E ActivityThread: Failed to find provider info for com.amazon.identity.auth.device.MapInfoProvider.MAPInformationProvider</text:p>
      <text:p text:style-name="Standard">09-22 17:08:01.403 14778 14905 E ...stributedDataStorage: Package com.amazon.kindle threw runtime exception while propogating action SetData</text:p>
      <text:p text:style-name="Standard">09-22 17:08:01.403 14778 14905 E ...stributedDataStorage: java.lang.IllegalArgumentException: Unknown URL content://com.amazon.identity.auth.device.MapInfoProvider.MAPInformationProvider/tokens</text:p>
      <text:p text:style-name="Standard">09-22 17:08:01.403 14778 14905 E ...stributedDataStorage: <text:tab/>at android.content.ContentResolver.insert(ContentResolver.java:1850)</text:p>
      <text:p text:style-name="Standard"><text:soft-page-break/>09-22 17:08:01.403 14778 14905 E ...stributedDataStorage: <text:tab/>at com.amazon.identity.auth.device.gp.b(DCP:387)</text:p>
      <text:p text:style-name="Standard">09-22 17:08:01.403 14778 14905 E ...stributedDataStorage: <text:tab/>at com.amazon.identity.auth.device.gg$6.a(DCP:686)</text:p>
      <text:p text:style-name="Standard">09-22 17:08:01.403 14778 14905 E ...stributedDataStorage: <text:tab/>at com.amazon.identity.auth.device.gg.b(DCP:903)</text:p>
      <text:p text:style-name="Standard">09-22 17:08:01.403 14778 14905 E ...stributedDataStorage: <text:tab/>at com.amazon.identity.auth.device.gg.a(DCP:865)</text:p>
      <text:p text:style-name="Standard">09-22 17:08:01.403 14778 14905 E ...stributedDataStorage: <text:tab/>at com.amazon.identity.auth.device.gg.a(DCP:39)</text:p>
      <text:p text:style-name="Standard">09-22 17:08:01.403 14778 14905 E ...stributedDataStorage: <text:tab/>at com.amazon.identity.auth.device.gg$9.run(DCP:850)</text:p>
      <text:p text:style-name="Standard">09-22 17:08:01.403 14778 14905 E ...stributedDataStorage: <text:tab/>at java.util.concurrent.ThreadPoolExecutor.runWorker(ThreadPoolExecutor.java:1167)</text:p>
      <text:p text:style-name="Standard">09-22 17:08:01.403 14778 14905 E ...stributedDataStorage: <text:tab/>at java.util.concurrent.ThreadPoolExecutor$Worker.run(ThreadPoolExecutor.java:641)</text:p>
      <text:p text:style-name="Standard">09-22 17:08:01.403 14778 14905 E ...stributedDataStorage: <text:tab/>at java.lang.Thread.run(Thread.java:919)</text:p>
      <text:p text:style-name="Standard">09-22 17:08:01.406 <text:s/>1290 <text:s/>2276 E OnePlusAppBootManager: forbid start cpi=ContentProviderInfo{name=com.amazon.identity.auth.device.MapInfoProvider.MAPInformationProvider className=com.amazon.kindle.map.StandaloneMAPInformationProvider}</text:p>
      <text:p text:style-name="Standard">09-22 17:08:01.406 14778 14905 E ActivityThread: Failed to find provider info for com.amazon.identity.auth.device.MapInfoProvider.MAPInformationProvider</text:p>
      <text:p text:style-name="Standard">09-22 17:08:01.406 14778 14905 E ...stributedDataStorage: Package com.amazon.kindle threw runtime exception while propogating action SetData</text:p>
      <text:p text:style-name="Standard">09-22 17:08:01.406 14778 14905 E ...stributedDataStorage: java.lang.IllegalArgumentException: Unknown URL content://com.amazon.identity.auth.device.MapInfoProvider.MAPInformationProvider/tokens</text:p>
      <text:p text:style-name="Standard">09-22 17:08:01.406 14778 14905 E ...stributedDataStorage: <text:tab/>at android.content.ContentResolver.insert(ContentResolver.java:1850)</text:p>
      <text:p text:style-name="Standard">09-22 17:08:01.406 14778 14905 E ...stributedDataStorage: <text:tab/>at com.amazon.identity.auth.device.gp.b(DCP:387)</text:p>
      <text:p text:style-name="Standard">09-22 17:08:01.406 14778 14905 E ...stributedDataStorage: <text:tab/>at com.amazon.identity.auth.device.gg$6.a(DCP:686)</text:p>
      <text:p text:style-name="Standard">09-22 17:08:01.406 14778 14905 E ...stributedDataStorage: <text:tab/>at com.amazon.identity.auth.device.gg.b(DCP:903)</text:p>
      <text:p text:style-name="Standard">09-22 17:08:01.406 14778 14905 E ...stributedDataStorage: <text:tab/>at com.amazon.identity.auth.device.gg.a(DCP:865)</text:p>
      <text:p text:style-name="Standard">09-22 17:08:01.406 14778 14905 E ...stributedDataStorage: <text:tab/>at com.amazon.identity.auth.device.gg.a(DCP:39)</text:p>
      <text:p text:style-name="Standard">09-22 17:08:01.406 14778 14905 E ...stributedDataStorage: <text:tab/>at com.amazon.identity.auth.device.gg$9.run(DCP:850)</text:p>
      <text:p text:style-name="Standard">09-22 17:08:01.406 14778 14905 E ...stributedDataStorage: <text:tab/>at java.util.concurrent.ThreadPoolExecutor.runWorker(ThreadPoolExecutor.java:1167)</text:p>
      <text:p text:style-name="Standard">09-22 17:08:01.406 14778 14905 E ...stributedDataStorage: <text:tab/>at java.util.concurrent.ThreadPoolExecutor$Worker.run(ThreadPoolExecutor.java:641)</text:p>
      <text:p text:style-name="Standard">09-22 17:08:01.406 14778 14905 E ...stributedDataStorage: <text:tab/>at java.lang.Thread.run(Thread.java:919)</text:p>
      <text:p text:style-name="Standard">09-22 17:08:01.406 14778 14905 W ...stributedDataStorage: Failed action SetData with remote package com.amazon.kindle.</text:p>
      <text:p text:style-name="Standard">09-22 17:08:01.407 14778 25736 W CursorWindow: Window is full: requested allocation 1629 bytes, free space 591 bytes, window size 2097152 bytes</text:p>
      <text:p text:style-name="Standard"><text:soft-page-break/>09-22 17:08:01.411 <text:s text:c="2"/>818 16156 I vendor.qti.bluetooth@1.0-ibs_handler: ProcessIbsCmd: Received IBS_SLEEP_IND: 0xFE</text:p>
      <text:p text:style-name="Standard">09-22 17:08:01.411 <text:s text:c="2"/>818 16156 D vendor.qti.bluetooth@1.0-ibs_handler: SerialClockVote: vote for UART CLK OFF</text:p>
      <text:p text:style-name="Standard">09-22 17:08:01.424 25639 25656 I ...ntity.auth.device.aa: Returning Default multiple profile settings</text:p>
      <text:p text:style-name="Standard">09-22 17:08:01.444 <text:s/>1290 <text:s/>2276 E OnePlusAppBootManager: forbid start cpi=ContentProviderInfo{name=com.amazon.identity.auth.device.MapInfoProvider.MAPInformationProvider className=com.amazon.kindle.map.StandaloneMAPInformationProvider}</text:p>
      <text:p text:style-name="Standard">09-22 17:08:01.445 14778 14905 E ActivityThread: Failed to find provider info for com.amazon.identity.auth.device.MapInfoProvider.MAPInformationProvider</text:p>
      <text:p text:style-name="Standard">09-22 17:08:01.445 14778 14905 E ...stributedDataStorage: Package com.amazon.kindle threw runtime exception while propogating action SetUserdata</text:p>
      <text:p text:style-name="Standard">09-22 17:08:01.445 14778 14905 E ...stributedDataStorage: java.lang.IllegalArgumentException: Unknown URL content://com.amazon.identity.auth.device.MapInfoProvider.MAPInformationProvider/userdata</text:p>
      <text:p text:style-name="Standard">09-22 17:08:01.445 14778 14905 E ...stributedDataStorage: <text:tab/>at android.content.ContentResolver.insert(ContentResolver.java:1850)</text:p>
      <text:p text:style-name="Standard">09-22 17:08:01.445 14778 14905 E ...stributedDataStorage: <text:tab/>at com.amazon.identity.auth.device.gp.a(DCP:356)</text:p>
      <text:p text:style-name="Standard">09-22 17:08:01.445 14778 14905 E ...stributedDataStorage: <text:tab/>at com.amazon.identity.auth.device.gg$4.a(DCP:565)</text:p>
      <text:p text:style-name="Standard">09-22 17:08:01.445 14778 14905 E ...stributedDataStorage: <text:tab/>at com.amazon.identity.auth.device.gg.b(DCP:903)</text:p>
      <text:p text:style-name="Standard">09-22 17:08:01.445 14778 14905 E ...stributedDataStorage: <text:tab/>at com.amazon.identity.auth.device.gg.a(DCP:865)</text:p>
      <text:p text:style-name="Standard">09-22 17:08:01.445 14778 14905 E ...stributedDataStorage: <text:tab/>at com.amazon.identity.auth.device.gg.a(DCP:39)</text:p>
      <text:p text:style-name="Standard">09-22 17:08:01.445 14778 14905 E ...stributedDataStorage: <text:tab/>at com.amazon.identity.auth.device.gg$9.run(DCP:850)</text:p>
      <text:p text:style-name="Standard">09-22 17:08:01.445 14778 14905 E ...stributedDataStorage: <text:tab/>at java.util.concurrent.ThreadPoolExecutor.runWorker(ThreadPoolExecutor.java:1167)</text:p>
      <text:p text:style-name="Standard">09-22 17:08:01.445 14778 14905 E ...stributedDataStorage: <text:tab/>at java.util.concurrent.ThreadPoolExecutor$Worker.run(ThreadPoolExecutor.java:641)</text:p>
      <text:p text:style-name="Standard">09-22 17:08:01.445 14778 14905 E ...stributedDataStorage: <text:tab/>at java.lang.Thread.run(Thread.java:919)</text:p>
      <text:p text:style-name="Standard">09-22 17:08:01.447 <text:s/>1290 <text:s/>2276 E OnePlusAppBootManager: forbid start cpi=ContentProviderInfo{name=com.amazon.identity.auth.device.MapInfoProvider.MAPInformationProvider className=com.amazon.kindle.map.StandaloneMAPInformationProvider}</text:p>
      <text:p text:style-name="Standard">09-22 17:08:01.447 14778 14905 E ActivityThread: Failed to find provider info for com.amazon.identity.auth.device.MapInfoProvider.MAPInformationProvider</text:p>
      <text:p text:style-name="Standard">09-22 17:08:01.448 14778 14905 E ...stributedDataStorage: Package com.amazon.kindle threw runtime exception while propogating action SetUserdata</text:p>
      <text:p text:style-name="Standard">09-22 17:08:01.448 14778 14905 E ...stributedDataStorage: java.lang.IllegalArgumentException: Unknown URL content://com.amazon.identity.auth.device.MapInfoProvider.MAPInformationProvider/userdata</text:p>
      <text:p text:style-name="Standard">09-22 17:08:01.448 14778 14905 E ...stributedDataStorage: <text:tab/>at android.content.ContentResolver.insert(ContentResolver.java:1850)</text:p>
      <text:p text:style-name="Standard">09-22 17:08:01.448 14778 14905 E ...stributedDataStorage: <text:tab/>at com.amazon.identity.auth.device.gp.a(DCP:356)</text:p>
      <text:p text:style-name="Standard">09-22 17:08:01.448 14778 14905 E ...stributedDataStorage: <text:tab/>at com.amazon.identity.auth.device.gg$4.a(DCP:565)</text:p>
      <text:p text:style-name="Standard"><text:soft-page-break/>09-22 17:08:01.448 14778 14905 E ...stributedDataStorage: <text:tab/>at com.amazon.identity.auth.device.gg.b(DCP:903)</text:p>
      <text:p text:style-name="Standard">09-22 17:08:01.448 14778 14905 E ...stributedDataStorage: <text:tab/>at com.amazon.identity.auth.device.gg.a(DCP:865)</text:p>
      <text:p text:style-name="Standard">09-22 17:08:01.448 14778 14905 E ...stributedDataStorage: <text:tab/>at com.amazon.identity.auth.device.gg.a(DCP:39)</text:p>
      <text:p text:style-name="Standard">09-22 17:08:01.448 14778 14905 E ...stributedDataStorage: <text:tab/>at com.amazon.identity.auth.device.gg$9.run(DCP:850)</text:p>
      <text:p text:style-name="Standard">09-22 17:08:01.448 14778 14905 E ...stributedDataStorage: <text:tab/>at java.util.concurrent.ThreadPoolExecutor.runWorker(ThreadPoolExecutor.java:1167)</text:p>
      <text:p text:style-name="Standard">09-22 17:08:01.448 14778 14905 E ...stributedDataStorage: <text:tab/>at java.util.concurrent.ThreadPoolExecutor$Worker.run(ThreadPoolExecutor.java:641)</text:p>
      <text:p text:style-name="Standard">09-22 17:08:01.448 14778 14905 E ...stributedDataStorage: <text:tab/>at java.lang.Thread.run(Thread.java:919)</text:p>
      <text:p text:style-name="Standard">09-22 17:08:01.448 14778 14905 W ...stributedDataStorage: Failed action SetUserdata with remote package com.amazon.kindle.</text:p>
      <text:p text:style-name="Standard">09-22 17:08:01.524 14778 25736 W CursorWindow: Window is full: requested allocation 269 bytes, free space 190 bytes, window size 2097152 bytes</text:p>
      <text:p text:style-name="Standard">09-22 17:08:01.561 <text:s text:c="2"/>818 16130 D vendor.qti.bluetooth@1.0-wake_lock: Release wakelock is released </text:p>
      <text:p text:style-name="Standard">09-22 17:08:01.617 <text:s text:c="2"/>818 16156 I vendor.qti.bluetooth@1.0-ibs_handler: ProcessIbsCmd: Received IBS_WAKE_IND: 0xFD</text:p>
      <text:p text:style-name="Standard">09-22 17:08:01.617 <text:s text:c="2"/>818 16156 D vendor.qti.bluetooth@1.0-ibs_handler: SerialClockVote: vote for UART CLK ON</text:p>
      <text:p text:style-name="Standard">09-22 17:08:01.618 <text:s text:c="2"/>818 16156 D vendor.qti.bluetooth@1.0-wake_lock: Acquire wakelock is acquired </text:p>
      <text:p text:style-name="Standard">09-22 17:08:01.618 <text:s text:c="2"/>818 16156 I vendor.qti.bluetooth@1.0-ibs_handler: ProcessIbsCmd: Writing IBS_WAKE_ACK</text:p>
      <text:p text:style-name="Standard">09-22 17:08:01.631 14778 25736 W CursorWindow: Window is full: requested allocation 192 bytes, free space 68 bytes, window size 2097152 bytes</text:p>
      <text:p text:style-name="Standard">09-22 17:08:01.658 <text:s text:c="2"/>818 16156 I vendor.qti.bluetooth@1.0-ibs_handler: ProcessIbsCmd: Received IBS_SLEEP_IND: 0xFE</text:p>
      <text:p text:style-name="Standard">09-22 17:08:01.659 <text:s text:c="2"/>818 16156 D vendor.qti.bluetooth@1.0-ibs_handler: SerialClockVote: vote for UART CLK OFF</text:p>
      <text:p text:style-name="Standard">09-22 17:08:01.732 <text:s/>1290 <text:s/>1420 D ExtBatteryStatsService: ext-flush too soon, skip</text:p>
      <text:p text:style-name="Standard">09-22 17:08:01.733 <text:s/>1290 <text:s/>1420 D MyBatteryStatsHelper: ===processSingleAppUsage===</text:p>
      <text:p text:style-name="Standard">09-22 17:08:01.743 <text:s text:c="2"/>735 <text:s/>2773 W GamesService: Failed to flush clearcut events [CONTEXT service_id=1 ]</text:p>
      <text:p text:style-name="Standard">09-22 17:08:01.809 <text:s text:c="2"/>818 16130 D vendor.qti.bluetooth@1.0-wake_lock: Release wakelock is released </text:p>
      <text:p text:style-name="Standard">09-22 17:08:01.817 14778 25746 W CursorWindow: Window is full: requested allocation 192 bytes, free space 24 bytes, window size 2097152 bytes</text:p>
      <text:p text:style-name="Standard">09-22 17:08:01.854 <text:s text:c="2"/>818 16156 I vendor.qti.bluetooth@1.0-ibs_handler: ProcessIbsCmd: Received IBS_WAKE_IND: 0xFD</text:p>
      <text:p text:style-name="Standard">09-22 17:08:01.854 <text:s text:c="2"/>818 16156 D vendor.qti.bluetooth@1.0-ibs_handler: SerialClockVote: vote for UART CLK ON</text:p>
      <text:p text:style-name="Standard">09-22 17:08:01.855 <text:s text:c="2"/>818 16156 D vendor.qti.bluetooth@1.0-wake_lock: Acquire wakelock is acquired </text:p>
      <text:p text:style-name="Standard">09-22 17:08:01.855 <text:s text:c="2"/>818 16156 I vendor.qti.bluetooth@1.0-ibs_handler: ProcessIbsCmd: Writing IBS_WAKE_ACK</text:p>
      <text:p text:style-name="Standard">09-22 17:08:01.900 <text:s text:c="2"/>818 16156 I vendor.qti.bluetooth@1.0-ibs_handler: ProcessIbsCmd: Received IBS_SLEEP_IND: 0xFE</text:p>
      <text:p text:style-name="Standard"><text:soft-page-break/>09-22 17:08:01.900 <text:s text:c="2"/>818 16156 D vendor.qti.bluetooth@1.0-ibs_handler: SerialClockVote: vote for UART CLK OFF</text:p>
      <text:p text:style-name="Standard">09-22 17:08:01.936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1.938 14778 25746 W CursorWindow: Window is full: requested allocation 1629 bytes, free space 591 bytes, window size 2097152 bytes</text:p>
      <text:p text:style-name="Standard">09-22 17:08:02.034 14778 25746 W CursorWindow: Window is full: requested allocation 269 bytes, free space 190 bytes, window size 2097152 bytes</text:p>
      <text:p text:style-name="Standard">09-22 17:08:02.050 <text:s text:c="2"/>818 16130 D vendor.qti.bluetooth@1.0-wake_lock: Release wakelock is released </text:p>
      <text:p text:style-name="Standard">09-22 17:08:02.080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115 14778 25746 W CursorWindow: Window is full: requested allocation 192 bytes, free space 68 bytes, window size 2097152 bytes</text:p>
      <text:p text:style-name="Standard">09-22 17:08:02.125 <text:s text:c="2"/>818 16156 I vendor.qti.bluetooth@1.0-ibs_handler: ProcessIbsCmd: Received IBS_WAKE_IND: 0xFD</text:p>
      <text:p text:style-name="Standard">09-22 17:08:02.126 <text:s text:c="2"/>818 16156 D vendor.qti.bluetooth@1.0-ibs_handler: SerialClockVote: vote for UART CLK ON</text:p>
      <text:p text:style-name="Standard">09-22 17:08:02.126 <text:s/>1072 <text:s/>1072 W adbd <text:s text:c="3"/>: timeout expired while flushing socket, closing</text:p>
      <text:p text:style-name="Standard">09-22 17:08:02.127 <text:s text:c="2"/>818 16156 D vendor.qti.bluetooth@1.0-wake_lock: Acquire wakelock is acquired </text:p>
      <text:p text:style-name="Standard">09-22 17:08:02.127 <text:s text:c="2"/>818 16156 I vendor.qti.bluetooth@1.0-ibs_handler: ProcessIbsCmd: Writing IBS_WAKE_ACK</text:p>
      <text:p text:style-name="Standard">09-22 17:08:02.168 25639 25733 I ...nt/OAuthTokenManager: Response received from OAuth refresh to access exchange end-point</text:p>
      <text:p text:style-name="Standard">09-22 17:08:02.169 <text:s text:c="2"/>818 16156 I vendor.qti.bluetooth@1.0-ibs_handler: ProcessIbsCmd: Received IBS_SLEEP_IND: 0xFE</text:p>
      <text:p text:style-name="Standard">09-22 17:08:02.169 <text:s text:c="2"/>818 16156 D vendor.qti.bluetooth@1.0-ibs_handler: SerialClockVote: vote for UART CLK OFF</text:p>
      <text:p text:style-name="Standard">09-22 17:08:02.170 25639 25733 I ...nt/OAuthTokenManager: Refresh token is not changed, store the exchanged token.</text:p>
      <text:p text:style-name="Standard">09-22 17:08:02.195 25639 25733 I ...ntity.auth.device.aa: Returning Default multiple profile settings</text:p>
      <text:p text:style-name="Standard">09-22 17:08:02.230 25639 25733 I ...ntity.auth.device.aa: Returning Default multiple profile settings</text:p>
      <text:p text:style-name="Standard">09-22 17:08:02.255 <text:s/>1290 <text:s/>2148 E OnePlusAppBootManager: forbid start cpi=ContentProviderInfo{name=com.amazon.identity.auth.device.MapInfoProvider.MAPInformationProvider className=com.amazon.kindle.map.StandaloneMAPInformationProvider}</text:p>
      <text:p text:style-name="Standard">09-22 17:08:02.255 25639 25750 E ActivityThread: Failed to find provider info for com.amazon.identity.auth.device.MapInfoProvider.MAPInformationProvider</text:p>
      <text:p text:style-name="Standard">09-22 17:08:02.256 25639 25750 E ...stributedDataStorage: Package com.amazon.kindle threw runtime exception while propogating action SetData</text:p>
      <text:p text:style-name="Standard">09-22 17:08:02.256 25639 25750 E ...stributedDataStorage: java.lang.IllegalArgumentException: Unknown URL content://com.amazon.identity.auth.device.MapInfoProvider.MAPInformationProvider/tokens</text:p>
      <text:p text:style-name="Standard">09-22 17:08:02.256 25639 25750 E ...stributedDataStorage: <text:tab/>at android.content.ContentResolver.insert(ContentResolver.java:1850)</text:p>
      <text:p text:style-name="Standard"><text:soft-page-break/>09-22 17:08:02.256 25639 25750 E ...stributedDataStorage: <text:tab/>at com.amazon.identity.auth.device.gm.b(DCP:387)</text:p>
      <text:p text:style-name="Standard">09-22 17:08:02.256 25639 25750 E ...stributedDataStorage: <text:tab/>at com.amazon.identity.auth.device.gd$6.a(DCP:686)</text:p>
      <text:p text:style-name="Standard">09-22 17:08:02.256 25639 25750 E ...stributedDataStorage: <text:tab/>at com.amazon.identity.auth.device.gd.b(DCP:903)</text:p>
      <text:p text:style-name="Standard">09-22 17:08:02.256 25639 25750 E ...stributedDataStorage: <text:tab/>at com.amazon.identity.auth.device.gd.a(DCP:865)</text:p>
      <text:p text:style-name="Standard">09-22 17:08:02.256 25639 25750 E ...stributedDataStorage: <text:tab/>at com.amazon.identity.auth.device.gd.a(DCP:39)</text:p>
      <text:p text:style-name="Standard">09-22 17:08:02.256 25639 25750 E ...stributedDataStorage: <text:tab/>at com.amazon.identity.auth.device.gd$9.run(DCP:850)</text:p>
      <text:p text:style-name="Standard">09-22 17:08:02.256 25639 25750 E ...stributedDataStorage: <text:tab/>at java.util.concurrent.ThreadPoolExecutor.runWorker(ThreadPoolExecutor.java:1167)</text:p>
      <text:p text:style-name="Standard">09-22 17:08:02.256 25639 25750 E ...stributedDataStorage: <text:tab/>at java.util.concurrent.ThreadPoolExecutor$Worker.run(ThreadPoolExecutor.java:641)</text:p>
      <text:p text:style-name="Standard">09-22 17:08:02.256 25639 25750 E ...stributedDataStorage: <text:tab/>at java.lang.Thread.run(Thread.java:919)</text:p>
      <text:p text:style-name="Standard">09-22 17:08:02.260 25639 25733 I ...client/TokenJobQueue: Finish executing task GetToken:com.amazon.avod.thirdpartyclient/com.amazon.dcp.sso.token.oauth.amazon.access_token.</text:p>
      <text:p text:style-name="Standard">09-22 17:08:02.264 25639 25721 I AmazonVideo.profiler: Metric[name=BearerTokenFetch:Account:Success, type=[Counter, ForceRefresh:Disabled], val=1]</text:p>
      <text:p text:style-name="Standard">09-22 17:08:02.268 25639 25721 I AmazonVideo: BearerTokenCache: BearerToken{key=TokenKey{account=xxaivxx, profile=null}, success=xxaivxx, failure=null}</text:p>
      <text:p text:style-name="Standard">09-22 17:08:02.268 25639 25721 I ....thirdpartyclient/ml: Using the ThirdPartyPlatformDCPMetricsCollector</text:p>
      <text:p text:style-name="Standard">09-22 17:08:02.270 25639 25721 I ...client/TokenJobQueue: Pushing task GetActorToken:com.amazon.avod.thirdpartyclient/com.amazon.dcp.sso.token.oauth.amazon.actor.access_token into TokenJobQueue.</text:p>
      <text:p text:style-name="Standard">09-22 17:08:02.270 25639 25721 I ...client/TokenJobQueue: No active job, scheduling next</text:p>
      <text:p text:style-name="Standard">09-22 17:08:02.270 25639 25721 I ...client/TokenJobQueue: Popping task GetActorToken:com.amazon.avod.thirdpartyclient/com.amazon.dcp.sso.token.oauth.amazon.actor.access_token off TokenJobQueue and process it.</text:p>
      <text:p text:style-name="Standard">09-22 17:08:02.270 25639 25721 I ...client/TokenJobQueue: Begin executing task GetActorToken:com.amazon.avod.thirdpartyclient/com.amazon.dcp.sso.token.oauth.amazon.actor.access_token</text:p>
      <text:p text:style-name="Standard">09-22 17:08:02.270 25639 25721 I ...client/TokenJobQueue: Scheduled running concurrent job GetActorToken:com.amazon.avod.thirdpartyclient/com.amazon.dcp.sso.token.oauth.amazon.actor.access_token.</text:p>
      <text:p text:style-name="Standard">09-22 17:08:02.274 25639 25733 I ...nt/OAuthTokenManager: OAuth actor access token near or past expiry. Need to refresh it...</text:p>
      <text:p text:style-name="Standard">09-22 17:08:02.274 25639 25733 I ...nt/OAuthTokenManager: refreshing actor access token...</text:p>
      <text:p text:style-name="Standard">09-22 17:08:02.275 25639 25733 I ...ntity.auth.device.hz: com.amazon.avod.thirdpartyclient is trying to get device type</text:p>
      <text:p text:style-name="Standard">09-22 17:08:02.277 25639 25733 I ...xchangeRequestHelper: Refreshing Actor OAuth token with exchange token endpoint https://api.amazon.in:443/auth/token due to [com.amazon.avod.thirdpartyclient]</text:p>
      <text:p text:style-name="Standard">09-22 17:08:02.280 25639 25715 I AmazonVideo: DiskCacheHierarchy: created DiskCache for DiskSpec{location=CACHE, owner=DEFAULT, customRoot=null}, TokenKey{account=xxaivxx, profile=xxaivxx}; now managing 2 instances. Root xxaivxx.</text:p>
      <text:p text:style-name="Standard"><text:soft-page-break/>09-22 17:08:02.280 25639 25733 I ...ntity.auth.device.hz: com.amazon.avod.thirdpartyclient is trying to get device type</text:p>
      <text:p text:style-name="Standard">09-22 17:08:02.281 25639 25733 I ...ntity.auth.device.jr: X-Amzn-RequestId:ba59e7c6-c6ce-4bbf-ab3b-73ac0c740171</text:p>
      <text:p text:style-name="Standard">09-22 17:08:02.282 25639 25733 I ...client/RequestHelper: Starting request to endpoint https://api.amazon.in:443/auth/token</text:p>
      <text:p text:style-name="Standard">09-22 17:08:02.282 <text:s/>1290 <text:s/>3199 E OnePlusAppBootManager: forbid start cpi=ContentProviderInfo{name=com.amazon.identity.auth.device.MapInfoProvider.MAPInformationProvider className=com.amazon.kindle.map.StandaloneMAPInformationProvider}</text:p>
      <text:p text:style-name="Standard">09-22 17:08:02.283 25639 25750 E ActivityThread: Failed to find provider info for com.amazon.identity.auth.device.MapInfoProvider.MAPInformationProvider</text:p>
      <text:p text:style-name="Standard">09-22 17:08:02.283 25639 25750 E ...stributedDataStorage: Package com.amazon.kindle threw runtime exception while propogating action SetData</text:p>
      <text:p text:style-name="Standard">09-22 17:08:02.283 25639 25750 E ...stributedDataStorage: java.lang.IllegalArgumentException: Unknown URL content://com.amazon.identity.auth.device.MapInfoProvider.MAPInformationProvider/tokens</text:p>
      <text:p text:style-name="Standard">09-22 17:08:02.283 25639 25750 E ...stributedDataStorage: <text:tab/>at android.content.ContentResolver.insert(ContentResolver.java:1850)</text:p>
      <text:p text:style-name="Standard">09-22 17:08:02.283 25639 25750 E ...stributedDataStorage: <text:tab/>at com.amazon.identity.auth.device.gm.b(DCP:387)</text:p>
      <text:p text:style-name="Standard">09-22 17:08:02.283 25639 25750 E ...stributedDataStorage: <text:tab/>at com.amazon.identity.auth.device.gd$6.a(DCP:686)</text:p>
      <text:p text:style-name="Standard">09-22 17:08:02.283 25639 25750 E ...stributedDataStorage: <text:tab/>at com.amazon.identity.auth.device.gd.b(DCP:903)</text:p>
      <text:p text:style-name="Standard">09-22 17:08:02.283 25639 25750 E ...stributedDataStorage: <text:tab/>at com.amazon.identity.auth.device.gd.a(DCP:865)</text:p>
      <text:p text:style-name="Standard">09-22 17:08:02.283 25639 25750 E ...stributedDataStorage: <text:tab/>at com.amazon.identity.auth.device.gd.a(DCP:39)</text:p>
      <text:p text:style-name="Standard">09-22 17:08:02.283 25639 25750 E ...stributedDataStorage: <text:tab/>at com.amazon.identity.auth.device.gd$9.run(DCP:850)</text:p>
      <text:p text:style-name="Standard">09-22 17:08:02.283 25639 25750 E ...stributedDataStorage: <text:tab/>at java.util.concurrent.ThreadPoolExecutor.runWorker(ThreadPoolExecutor.java:1167)</text:p>
      <text:p text:style-name="Standard">09-22 17:08:02.283 25639 25750 E ...stributedDataStorage: <text:tab/>at java.util.concurrent.ThreadPoolExecutor$Worker.run(ThreadPoolExecutor.java:641)</text:p>
      <text:p text:style-name="Standard">09-22 17:08:02.283 25639 25750 E ...stributedDataStorage: <text:tab/>at java.lang.Thread.run(Thread.java:919)</text:p>
      <text:p text:style-name="Standard">09-22 17:08:02.284 25639 25750 W ...stributedDataStorage: Failed action SetData with remote package com.amazon.kindle.</text:p>
      <text:p text:style-name="Standard">09-22 17:08:02.285 25639 25714 I AmazonVideo: Entered initialize for AssociateTagProviderProxy</text:p>
      <text:p text:style-name="Standard">09-22 17:08:02.286 25639 25714 I AmazonVideo: Completed initialize for AssociateTagProviderProxy</text:p>
      <text:p text:style-name="Standard">09-22 17:08:02.286 25639 25714 I AmazonVideo: Entered initialize for AssociateTagManager</text:p>
      <text:p text:style-name="Standard">09-22 17:08:02.286 25639 25714 I AmazonVideo: Entered initialize for PartnerNameRetriever</text:p>
      <text:p text:style-name="Standard">09-22 17:08:02.288 25639 25714 I AmazonVideo.profiler: Metric[name=Localization:MissingString, type=[Counter, SimpleString], val=1]</text:p>
      <text:p text:style-name="Standard">09-22 17:08:02.289 25639 25714 I AmazonVideo.profiler: Metric[name=Localization:MissingString, type=[Counter, Text], val=1]</text:p>
      <text:p text:style-name="Standard">09-22 17:08:02.291 25639 25714 I AmazonVideo.profiler: Metric[name=PartnerNameLookup:Failure:NotFound, type=[Counter], val=1]</text:p>
      <text:p text:style-name="Standard">09-22 17:08:02.291 25639 25714 I AmazonVideo: Completed initialize for PartnerNameRetriever</text:p>
      <text:p text:style-name="Standard">09-22 17:08:02.291 25639 25714 I AmazonVideo: Completed initialize for AssociateTagManager</text:p>
      <text:p text:style-name="Standard">09-22 17:08:02.292 25639 25714 I AmazonVideo: Entered initialize for InstallReferrerRetriever</text:p>
      <text:p text:style-name="Standard"><text:soft-page-break/>09-22 17:08:02.297 25639 25716 I AmazonVideo: Waiting for MediaSystem:Initialization to initialize, current state NotInitialized</text:p>
      <text:p text:style-name="Standard">09-22 17:08:02.307 14778 25746 W CursorWindow: Window is full: requested allocation 192 bytes, free space 24 bytes, window size 2097152 bytes</text:p>
      <text:p text:style-name="Standard">09-22 17:08:02.312 25639 25714 I AmazonVideo: Completed initialize for InstallReferrerRetriever</text:p>
      <text:p text:style-name="Standard">09-22 17:08:02.320 <text:s text:c="2"/>818 16130 D vendor.qti.bluetooth@1.0-wake_lock: Release wakelock is released </text:p>
      <text:p text:style-name="Standard">09-22 17:08:02.334 25639 25717 I AmazonVideo: Entered initialize for PushNotifications</text:p>
      <text:p text:style-name="Standard">09-22 17:08:02.336 25639 25717 I AmazonVideo.profiler: Metric[name=Localization:MissingString, type=[Counter, SimpleString], val=1]</text:p>
      <text:p text:style-name="Standard">09-22 17:08:02.336 25639 25714 I AmazonVideo: Setting Install referrer with AmazonOOAdRegistration. Referrer=utm_source=google-play&amp;utm_medium=organic</text:p>
      <text:p text:style-name="Standard">09-22 17:08:02.337 25639 25717 I AmazonVideo.profiler: Metric[name=Localization:MissingString, type=[Counter, Text], val=1]</text:p>
      <text:p text:style-name="Standard">09-22 17:08:02.340 25639 25714 I AmazonVideo: Entered initialize for AppRatingLauncher</text:p>
      <text:p text:style-name="Standard">09-22 17:08:02.342 25639 25717 I AmazonVideo: Push notification is enabled</text:p>
      <text:p text:style-name="Standard">09-22 17:08:02.349 25639 25714 I AmazonVideo: ARSM: received a Enable trigger and is entering UninitializedState</text:p>
      <text:p text:style-name="Standard">09-22 17:08:02.349 25639 25714 I AmazonVideo: ARSM: received a Finish trigger and is entering FinishedState</text:p>
      <text:p text:style-name="Standard">09-22 17:08:02.350 25639 25714 I AmazonVideo: Completed initialize for AppRatingLauncher</text:p>
      <text:p text:style-name="Standard">09-22 17:08:02.351 25639 25717 I AmazonVideo: Entered initialize for PushFrontendServiceClient</text:p>
      <text:p text:style-name="Standard">09-22 17:08:02.351 25639 25717 I AmazonVideo: Completed initialize for PushFrontendServiceClient</text:p>
      <text:p text:style-name="Standard">09-22 17:08:02.359 <text:s text:c="2"/>818 16156 I vendor.qti.bluetooth@1.0-ibs_handler: ProcessIbsCmd: Received IBS_WAKE_IND: 0xFD</text:p>
      <text:p text:style-name="Standard">09-22 17:08:02.359 <text:s text:c="2"/>818 16156 D vendor.qti.bluetooth@1.0-ibs_handler: SerialClockVote: vote for UART CLK ON</text:p>
      <text:p text:style-name="Standard">09-22 17:08:02.359 <text:s text:c="2"/>818 16156 D vendor.qti.bluetooth@1.0-wake_lock: Acquire wakelock is acquired </text:p>
      <text:p text:style-name="Standard">09-22 17:08:02.359 <text:s text:c="2"/>818 16156 I vendor.qti.bluetooth@1.0-ibs_handler: ProcessIbsCmd: Writing IBS_WAKE_ACK</text:p>
      <text:p text:style-name="Standard">09-22 17:08:02.360 25639 25755 I hirdpartyclien: The ClassLoaderContext is a special shared library.</text:p>
      <text:p text:style-name="Standard">09-22 17:08:02.365 25639 25754 I hirdpartyclien: The ClassLoaderContext is a special shared library.</text:p>
      <text:p text:style-name="Standard">09-22 17:08:02.369 25639 25717 I AmazonVideo: Completed initialize for PushNotifications</text:p>
      <text:p text:style-name="Standard">09-22 17:08:02.370 25639 25717 I AmazonVideo.profiler: Metric[name=PNInitializedSuccess_optIn, type=[Counter], val=1]</text:p>
      <text:p text:style-name="Standard">09-22 17:08:02.371 25639 25717 I AmazonVideo.profiler: Metric[name=Localization:MissingString, type=[Counter, SimpleString], val=1]</text:p>
      <text:p text:style-name="Standard">09-22 17:08:02.372 25639 25717 I AmazonVideo.profiler: Metric[name=Localization:MissingString, type=[Counter, Text], val=1]</text:p>
      <text:p text:style-name="Standard">09-22 17:08:02.374 25639 25714 I AmazonVideo: Waiting for EventManager to initialize, current state NotInitialized</text:p>
      <text:p text:style-name="Standard">09-22 17:08:02.376 25639 25757 I AmazonVideo: Entered initialize for EventManager</text:p>
      <text:p text:style-name="Standard">09-22 17:08:02.377 25639 25757 I AmazonVideo: Completed initialize for EventManager</text:p>
      <text:p text:style-name="Standard">09-22 17:08:02.378 25639 25714 I AmazonVideo: Waiting for ModifyWatchlistManager to initialize, current state NotInitialized</text:p>
      <text:p text:style-name="Standard">09-22 17:08:02.381 <text:s text:c="2"/>735 27156 W PlayGamesServices[DataBroker]: No player ID found when refreshing</text:p>
      <text:p text:style-name="Standard"><text:soft-page-break/>09-22 17:08:02.381 <text:s text:c="2"/>735 27156 I chatty <text:s/>: uid=10025(com.google.android.gms) lowpool[128] identical 2 lines</text:p>
      <text:p text:style-name="Standard">09-22 17:08:02.381 <text:s text:c="2"/>735 27156 W PlayGamesServices[DataBroker]: No player ID found when refreshing</text:p>
      <text:p text:style-name="Standard">09-22 17:08:02.384 25639 25717 I AmazonVideo: Waiting for PurchaseComponents to initialize, current state NotInitialized</text:p>
      <text:p text:style-name="Standard">09-22 17:08:02.386 25639 25752 I hirdpartyclien: Waiting for a blocking GC ClassLinker</text:p>
      <text:p text:style-name="Standard">09-22 17:08:02.392 25639 25760 I AmazonVideo: Entered initialize for PurchaseComponents</text:p>
      <text:p text:style-name="Standard">09-22 17:08:02.396 25639 25758 I AmazonVideo: Entered initialize for ModifyWatchlistManager</text:p>
      <text:p text:style-name="Standard">09-22 17:08:02.397 <text:s text:c="2"/>735 27156 I PlayGamesServices[GamesSyncAdapter]: Sync duration for 6c51b643: 3240</text:p>
      <text:p text:style-name="Standard">09-22 17:08:02.397 25639 25758 I AmazonVideo: Completed initialize for ModifyWatchlistManager</text:p>
      <text:p text:style-name="Standard">09-22 17:08:02.398 25639 25714 I AmazonVideo: Waiting for InAppBillingManagerSupplier to initialize, current state NotInitialized</text:p>
      <text:p text:style-name="Standard">09-22 17:08:02.400 <text:s text:c="2"/>818 16156 I vendor.qti.bluetooth@1.0-ibs_handler: ProcessIbsCmd: Received IBS_SLEEP_IND: 0xFE</text:p>
      <text:p text:style-name="Standard">09-22 17:08:02.400 <text:s text:c="2"/>818 16156 D vendor.qti.bluetooth@1.0-ibs_handler: SerialClockVote: vote for UART CLK OFF</text:p>
      <text:p text:style-name="Standard">09-22 17:08:02.406 <text:s text:c="2"/>735 27156 W PlayGamesServices[DataBroker]: No player ID found when refreshing</text:p>
      <text:p text:style-name="Standard">09-22 17:08:02.407 <text:s text:c="2"/>735 27156 I chatty <text:s/>: uid=10025(com.google.android.gms) lowpool[128] identical 2 lines</text:p>
      <text:p text:style-name="Standard">09-22 17:08:02.407 <text:s text:c="2"/>735 27156 W PlayGamesServices[DataBroker]: No player ID found when refreshing</text:p>
      <text:p text:style-name="Standard">09-22 17:08:02.411 <text:s text:c="2"/>818 16156 I vendor.qti.bluetooth@1.0-ibs_handler: ProcessIbsCmd: Received IBS_WAKE_IND: 0xFD</text:p>
      <text:p text:style-name="Standard">09-22 17:08:02.411 <text:s text:c="2"/>818 16156 D vendor.qti.bluetooth@1.0-ibs_handler: SerialClockVote: vote for UART CLK ON</text:p>
      <text:p text:style-name="Standard">09-22 17:08:02.411 <text:s text:c="2"/>818 16156 I vendor.qti.bluetooth@1.0-ibs_handler: ProcessIbsCmd: Writing IBS_WAKE_ACK</text:p>
      <text:p text:style-name="Standard">09-22 17:08:02.411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11 25639 25760 I AmazonVideo: Completed initialize for PurchaseComponents</text:p>
      <text:p text:style-name="Standard">09-22 17:08:02.412 31381 25348 I NetworkScheduler.Stats: Task com.google.android.gms/com.google.android.gms.games.chimera.GamesSyncServiceMainProxy finished executing. cause:5 result: 1 elapsed_millis: 3372 uptime_millis: 3372 exec_start_elapsed_seconds: 518515 [CONTEXT service_id=218 ]</text:p>
      <text:p text:style-name="Standard">09-22 17:08:02.412 25639 25717 I AmazonVideo: Entered initialize for ImageDownloadManager</text:p>
      <text:p text:style-name="Standard">09-22 17:08:02.413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13 25639 25759 I AmazonVideo: Entered initialize for PlaybackDownloads</text:p>
      <text:p text:style-name="Standard">09-22 17:08:02.418 25639 25762 I AmazonVideo: Entered initialize for InAppBillingManagerSupplier</text:p>
      <text:p text:style-name="Standard">09-22 17:08:02.421 25639 25762 I AmazonVideo: Entered initialize for ThirdPartyInAppBillingManager</text:p>
      <text:p text:style-name="Standard">09-22 17:08:02.422 <text:s/>3379 <text:s/>3379 D Launcher: onTrimCachedBitmaps# state: NORMAL, trim: true</text:p>
      <text:p text:style-name="Standard">09-22 17:08:02.422 <text:s/>3379 <text:s/>3379 I WallpaperImageCache: WallpaperImageCache cleared.</text:p>
      <text:p text:style-name="Standard"><text:soft-page-break/>09-22 17:08:02.422 <text:s/>3379 <text:s/>3379 D RecentsView: autoRemoveLauncherTask#</text:p>
      <text:p text:style-name="Standard">09-22 17:08:02.422 25639 25762 I AmazonVideo: Entered initialize for InAppBillingServiceConnection</text:p>
      <text:p text:style-name="Standard">09-22 17:08:02.422 <text:s/>3379 <text:s/>3579 D RecentTasksList: loadTasksInBackground: getRecentTasks</text:p>
      <text:p text:style-name="Standard">09-22 17:08:02.424 <text:s/>3379 <text:s/>3579 D RecentTasksList: dumpTasks# id=5870, cmp=ComponentInfo{com.adobe.reader/com.adobe.reader.AdobeReader}, uid=0, locked=true, isAppLocked=false; id=5906, cmp=ComponentInfo{com.android.settings/com.android.settings.homepage.SettingsHomepageActivity}, uid=0, locked=false, isAppLocked=false; id=5911, cmp=ComponentInfo{com.phonepe.app/com.phonepe.app.pushnotifications.core.activity.NotificationClickActivity}, uid=0, locked=false, isAppLocked=false; id=5910, cmp=ComponentInfo{com.google.android.apps.maps/com.google.android.maps.MapsActivity}, uid=0, locked=false, isAppLocked=false; id=5917, cmp=ComponentInfo{com.instagram.android/com.instagram.android.activity.MainTabActivity}, uid=0, locked=false, isAppLocked=false;</text:p>
      <text:p text:style-name="Standard">09-22 17:08:02.433 25639 25754 I AmazonVideo.profiler: Metric[name=Localization:MissingString, type=[Counter, SimpleString], val=1]</text:p>
      <text:p text:style-name="Standard">09-22 17:08:02.433 25639 25717 I AmazonVideo: Completed initialize for ImageDownloadManager</text:p>
      <text:p text:style-name="Standard">09-22 17:08:02.434 25639 25717 I AmazonVideo: Waiting for BookmarkCacheProxy to initialize, current state NotInitialized</text:p>
      <text:p text:style-name="Standard">09-22 17:08:02.434 25639 25754 I AmazonVideo.profiler: Metric[name=Localization:MissingString, type=[Counter, Text], val=1]</text:p>
      <text:p text:style-name="Standard">09-22 17:08:02.439 25639 25752 I AmazonVideo.profiler: Metric[name=Localization:MissingString, type=[Counter, SimpleString], val=1]</text:p>
      <text:p text:style-name="Standard">09-22 17:08:02.440 25639 25752 I AmazonVideo.profiler: Metric[name=Localization:MissingString, type=[Counter, Text], val=1]</text:p>
      <text:p text:style-name="Standard">09-22 17:08:02.441 25639 25755 I AmazonVideo.profiler: Metric[name=Localization:MissingString, type=[Counter, SimpleString], val=1]</text:p>
      <text:p text:style-name="Standard">09-22 17:08:02.442 25639 25755 I AmazonVideo.profiler: Metric[name=Localization:MissingString, type=[Counter, Text], val=1]</text:p>
      <text:p text:style-name="Standard">09-22 17:08:02.445 25639 25767 I AmazonVideo: Entered initialize for BookmarkCacheProxy</text:p>
      <text:p text:style-name="Standard">09-22 17:08:02.451 <text:s text:c="2"/>818 16156 I vendor.qti.bluetooth@1.0-ibs_handler: ProcessIbsCmd: Received IBS_SLEEP_IND: 0xFE</text:p>
      <text:p text:style-name="Standard">09-22 17:08:02.452 <text:s text:c="2"/>818 16156 D vendor.qti.bluetooth@1.0-ibs_handler: SerialClockVote: vote for UART CLK OFF</text:p>
      <text:p text:style-name="Standard">09-22 17:08:02.456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61 <text:s text:c="2"/>572 <text:s text:c="2"/>572 I chatty <text:s/>: uid=1000(system) hwservicemanage identical 1 line</text:p>
      <text:p text:style-name="Standard">09-22 17:08:02.467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69 25639 25753 I AmazonVideo: Push info has not changed, not updating the Push backend</text:p>
      <text:p text:style-name="Standard">09-22 17:08:02.469 25639 25753 I AmazonVideo.profiler: Metric[name=PNRegistrationSuccess_GCM, type=[Counter], val=1]</text:p>
      <text:p text:style-name="Standard">09-22 17:08:02.473 25639 25759 I AmazonVideo: Completed initialize for PlaybackDownloads</text:p>
      <text:p text:style-name="Standard">09-22 17:08:02.474 25639 25759 I AmazonVideo: Entered initialize for MediaSystem:Dependencies</text:p>
      <text:p text:style-name="Standard"><text:soft-page-break/>09-22 17:08:02.474 25639 25759 I AmazonVideo: Entered initialize for MediaSystemSharedDependencies</text:p>
      <text:p text:style-name="Standard">09-22 17:08:02.475 25639 25759 I AmazonVideo: Completed initialize for MediaSystemSharedDependencies</text:p>
      <text:p text:style-name="Standard">09-22 17:08:02.475 25639 25759 I AmazonVideo: Completed initialize for MediaSystem:Dependencies</text:p>
      <text:p text:style-name="Standard">09-22 17:08:02.477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81 25639 25759 I AmazonVideo: Waiting for MediaSystem:Initialization to initialize, current state NotInitialized</text:p>
      <text:p text:style-name="Standard">09-22 17:08:02.482 25639 25715 I AmazonVideo: StalenessTracker(videoWizardPage) loaded ResponseManifest{key={xxaivxx/xxaivxx/xxaivxx}, status={null/null}}</text:p>
      <text:p text:style-name="Standard">09-22 17:08:02.485 25639 25767 I AmazonVideo: Completed initialize for BookmarkCacheProxy</text:p>
      <text:p text:style-name="Standard">09-22 17:08:02.486 25639 25717 I AmazonVideo: Entered initialize for PreviewRollsCacheAccess</text:p>
      <text:p text:style-name="Standard">09-22 17:08:02.486 25639 25770 I AmazonVideo: Entered initialize for MediaSystem:Initialization</text:p>
      <text:p text:style-name="Standard">09-22 17:08:02.487 25639 25717 I AmazonVideo: Completed initialize for PreviewRollsCacheAccess</text:p>
      <text:p text:style-name="Standard">09-22 17:08:02.490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497 25639 25733 I ...nt/OAuthTokenManager: Response received actor access token exchange</text:p>
      <text:p text:style-name="Standard">09-22 17:08:02.497 25639 25766 I SICS.BuildVariant: Device build variant: User</text:p>
      <text:p text:style-name="Standard">09-22 17:08:02.497 25639 25766 I SICS.SicsGraph: SICS graph constructed for instance ImageDownloadManager using mode: Bitmap</text:p>
      <text:p text:style-name="Standard">09-22 17:08:02.498 25639 25733 W ...xchangeRequestHelper: Actor refresh token is not set in the response, ignoring...</text:p>
      <text:p text:style-name="Standard">09-22 17:08:02.498 25639 25733 W ...xchangeRequestHelper: Account refresh token is not set in the response, ignoring...</text:p>
      <text:p text:style-name="Standard">09-22 17:08:02.499 25639 25733 W ...xchangeRequestHelper: Actor refresh token is not set in the response, ignoring...</text:p>
      <text:p text:style-name="Standard">09-22 17:08:02.499 25639 25733 W ...xchangeRequestHelper: Account refresh token is not set in the response, ignoring...</text:p>
      <text:p text:style-name="Standard">09-22 17:08:02.500 25639 25772 I AmazonVideo: DiskCacheHierarchy: created DiskCache for DiskSpec{location=CACHE, owner=DEFAULT, customRoot=null}, null; now managing 3 instances. Root xxaivxx.</text:p>
      <text:p text:style-name="Standard">09-22 17:08:02.500 14778 25746 W CursorWindow: Window is full: requested allocation 1629 bytes, free space 591 bytes, window size 2097152 bytes</text:p>
      <text:p text:style-name="Standard">09-22 17:08:02.501 25639 25733 E ...xchangeRequestHelper: Failed to parse actor info from the response. Just return null.</text:p>
      <text:p text:style-name="Standard">09-22 17:08:02.501 25639 25733 E ...xchangeRequestHelper: org.json.JSONException: No value for actor_info</text:p>
      <text:p text:style-name="Standard">09-22 17:08:02.501 25639 25733 E ...xchangeRequestHelper: <text:tab/>at org.json.JSONObject.get(JSONObject.java:399)</text:p>
      <text:p text:style-name="Standard">09-22 17:08:02.501 25639 25733 E ...xchangeRequestHelper: <text:tab/>at org.json.JSONObject.getJSONObject(JSONObject.java:619)</text:p>
      <text:p text:style-name="Standard">09-22 17:08:02.501 25639 25733 E ...xchangeRequestHelper: <text:tab/>at com.amazon.identity.auth.device.gv.o(DCP:299)</text:p>
      <text:p text:style-name="Standard"><text:soft-page-break/>09-22 17:08:02.501 25639 25733 E ...xchangeRequestHelper: <text:tab/>at com.amazon.identity.auth.device.token.OAuthTokenManager.a(DCP:19582)</text:p>
      <text:p text:style-name="Standard">09-22 17:08:02.501 25639 25733 E ...xchangeRequestHelper: <text:tab/>at com.amazon.identity.auth.device.token.OAuthTokenManager.a(DCP:1639)</text:p>
      <text:p text:style-name="Standard">09-22 17:08:02.501 25639 25733 E ...xchangeRequestHelper: <text:tab/>at com.amazon.identity.auth.device.token.OAuthTokenManager.a(DCP:520)</text:p>
      <text:p text:style-name="Standard">09-22 17:08:02.501 25639 25733 E ...xchangeRequestHelper: <text:tab/>at com.amazon.identity.auth.device.hd.b(DCP:9857)</text:p>
      <text:p text:style-name="Standard">09-22 17:08:02.501 25639 25733 E ...xchangeRequestHelper: <text:tab/>at com.amazon.identity.auth.device.hd$2.f(DCP:260)</text:p>
      <text:p text:style-name="Standard">09-22 17:08:02.501 25639 25733 E ...xchangeRequestHelper: <text:tab/>at com.amazon.identity.auth.device.ha$c$2.run(DCP:116)</text:p>
      <text:p text:style-name="Standard">09-22 17:08:02.501 25639 25733 E ...xchangeRequestHelper: <text:tab/>at java.util.concurrent.ThreadPoolExecutor.runWorker(ThreadPoolExecutor.java:1167)</text:p>
      <text:p text:style-name="Standard">09-22 17:08:02.501 25639 25733 E ...xchangeRequestHelper: <text:tab/>at java.util.concurrent.ThreadPoolExecutor$Worker.run(ThreadPoolExecutor.java:641)</text:p>
      <text:p text:style-name="Standard">09-22 17:08:02.501 25639 25733 E ...xchangeRequestHelper: <text:tab/>at java.lang.Thread.run(Thread.java:919)</text:p>
      <text:p text:style-name="Standard">09-22 17:08:02.501 25639 25762 I AmazonVideo: Completed initialize for InAppBillingServiceConnection</text:p>
      <text:p text:style-name="Standard">09-22 17:08:02.502 25639 25762 I AmazonVideo: Completed initialize for ThirdPartyInAppBillingManager</text:p>
      <text:p text:style-name="Standard">09-22 17:08:02.502 25639 25762 I AmazonVideo: Completed initialize for InAppBillingManagerSupplier</text:p>
      <text:p text:style-name="Standard">09-22 17:08:02.511 25639 25766 I SICS.SicsConfig: -------------------------</text:p>
      <text:p text:style-name="Standard">09-22 17:08:02.511 25639 25766 I SICS.SicsConfig: SICS Version <text:s text:c="18"/>: 3.0.201521.0</text:p>
      <text:p text:style-name="Standard">09-22 17:08:02.511 25639 25766 I SICS.SicsConfig: SICS Cache Name <text:s text:c="15"/>: ImageDownloadManager</text:p>
      <text:p text:style-name="Standard">09-22 17:08:02.511 25639 25766 I SICS.SicsConfig: Image Maximum Height <text:s text:c="10"/>: 1</text:p>
      <text:p text:style-name="Standard">09-22 17:08:02.511 25639 25766 I SICS.SicsConfig: Image Maximum Width <text:s text:c="11"/>: 1</text:p>
      <text:p text:style-name="Standard">09-22 17:08:02.511 25639 25766 I SICS.SicsConfig: Log Level <text:s text:c="21"/>: Warning</text:p>
      <text:p text:style-name="Standard">09-22 17:08:02.511 25639 25766 I SICS.SicsConfig: Available Cache Size <text:s text:c="10"/>: 1</text:p>
      <text:p text:style-name="Standard">09-22 17:08:02.511 25639 25766 I SICS.SicsConfig: CSR Cache Size <text:s text:c="16"/>: 0</text:p>
      <text:p text:style-name="Standard">09-22 17:08:02.511 25639 25766 I SICS.SicsConfig: Downloaded Cache Size <text:s text:c="9"/>: 500</text:p>
      <text:p text:style-name="Standard">09-22 17:08:02.511 25639 25766 I SICS.SicsConfig: Requested Mode <text:s text:c="16"/>: Auto</text:p>
      <text:p text:style-name="Standard">09-22 17:08:02.511 25639 25766 I SICS.SicsConfig: Custom ThreadModel <text:s text:c="12"/>: true</text:p>
      <text:p text:style-name="Standard">09-22 17:08:02.511 25639 25766 I SICS.SicsConfig: Custom FileIdentifier <text:s text:c="9"/>: false</text:p>
      <text:p text:style-name="Standard">09-22 17:08:02.511 25639 25766 I SICS.SicsConfig: Transaction Error Resol. <text:s text:c="6"/>: ContinueWithBestEffort</text:p>
      <text:p text:style-name="Standard">09-22 17:08:02.511 25639 25766 I SICS.SicsConfig: Scheme Resolvers <text:s text:c="14"/>: false</text:p>
      <text:p text:style-name="Standard">09-22 17:08:02.511 25639 25766 I SICS.SicsConfig: Available Cache Max. Pool Size : {}</text:p>
      <text:p text:style-name="Standard">09-22 17:08:02.511 25639 25766 I SICS.SicsConfig: -------------------------</text:p>
      <text:p text:style-name="Standard">09-22 17:08:02.511 25639 25733 I ...ntity.auth.device.hz: com.amazon.avod.thirdpartyclient is trying to get device type</text:p>
      <text:p text:style-name="Standard">09-22 17:08:02.511 25639 25766 W AmazonVideo: Warning: Resource DelegatingSicsCache (ImageDownloadManager) should not be scoped to the application! Find a different ResourceScope</text:p>
      <text:p text:style-name="Standard">09-22 17:08:02.512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515 25639 25717 I AmazonVideo: Waiting for MediaSystem:Initialization to initialize, current state Initializing</text:p>
      <text:p text:style-name="Standard"><text:soft-page-break/>09-22 17:08:02.523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525 25639 25733 I ...nt/OAuthTokenManager: Actor and account refresh token is not changed, store and return it.</text:p>
      <text:p text:style-name="Standard">09-22 17:08:02.527 25639 25733 I ...ntity.auth.device.hz: com.amazon.avod.thirdpartyclient is trying to get device type</text:p>
      <text:p text:style-name="Standard">09-22 17:08:02.533 25639 25766 I SICS.SicsGraph: SICS graph constructed for instance ImageDownloadManager using mode: Bitmap</text:p>
      <text:p text:style-name="Standard">09-22 17:08:02.534 25639 25766 I SICS.SicsConfig: -------------------------</text:p>
      <text:p text:style-name="Standard">09-22 17:08:02.534 25639 25766 I SICS.SicsConfig: SICS Version <text:s text:c="18"/>: 3.0.201521.0</text:p>
      <text:p text:style-name="Standard">09-22 17:08:02.534 25639 25766 I SICS.SicsConfig: SICS Cache Name <text:s text:c="15"/>: ImageDownloadManager</text:p>
      <text:p text:style-name="Standard">09-22 17:08:02.534 25639 25766 I SICS.SicsConfig: Image Maximum Height <text:s text:c="10"/>: 1</text:p>
      <text:p text:style-name="Standard">09-22 17:08:02.534 25639 25766 I SICS.SicsConfig: Image Maximum Width <text:s text:c="11"/>: 1</text:p>
      <text:p text:style-name="Standard">09-22 17:08:02.534 25639 25766 I SICS.SicsConfig: Log Level <text:s text:c="21"/>: Warning</text:p>
      <text:p text:style-name="Standard">09-22 17:08:02.534 25639 25766 I SICS.SicsConfig: Available Cache Size <text:s text:c="10"/>: 1</text:p>
      <text:p text:style-name="Standard">09-22 17:08:02.534 25639 25766 I SICS.SicsConfig: CSR Cache Size <text:s text:c="16"/>: 0</text:p>
      <text:p text:style-name="Standard">09-22 17:08:02.534 25639 25766 I SICS.SicsConfig: Downloaded Cache Size <text:s text:c="9"/>: 500</text:p>
      <text:p text:style-name="Standard">09-22 17:08:02.534 25639 25766 I SICS.SicsConfig: Requested Mode <text:s text:c="16"/>: Auto</text:p>
      <text:p text:style-name="Standard">09-22 17:08:02.534 25639 25766 I SICS.SicsConfig: Custom ThreadModel <text:s text:c="12"/>: true</text:p>
      <text:p text:style-name="Standard">09-22 17:08:02.534 25639 25766 I SICS.SicsConfig: Custom FileIdentifier <text:s text:c="9"/>: false</text:p>
      <text:p text:style-name="Standard">09-22 17:08:02.534 25639 25766 I SICS.SicsConfig: Transaction Error Resol. <text:s text:c="6"/>: ContinueWithBestEffort</text:p>
      <text:p text:style-name="Standard">09-22 17:08:02.534 25639 25766 I SICS.SicsConfig: Scheme Resolvers <text:s text:c="14"/>: false</text:p>
      <text:p text:style-name="Standard">09-22 17:08:02.534 25639 25766 I SICS.SicsConfig: Available Cache Max. Pool Size : {}</text:p>
      <text:p text:style-name="Standard">09-22 17:08:02.534 25639 25766 I SICS.SicsConfig: -------------------------</text:p>
      <text:p text:style-name="Standard">09-22 17:08:02.534 25639 25766 W AmazonVideo: Warning: Resource DelegatingSicsCache (ImageDownloadManager) should not be scoped to the application! Find a different ResourceScope</text:p>
      <text:p text:style-name="Standard">09-22 17:08:02.534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537 <text:s text:c="2"/>572 <text:s text:c="2"/>572 E SELinux : avc: <text:s/>denied <text:s/>{ find } for interface=vendor.qti.hardware.servicetracker::IServicetracker sid=u:r:system_server:s0 pid=1290 scontext=u:r:system_server:s0 tcontext=u:object_r:default_android_hwservice:s0 tclass=hwservice_manager permissive=0</text:p>
      <text:p text:style-name="Standard">09-22 17:08:02.553 25639 25775 I AmazonVideo: Entered initialize for DownloadPersistenceInitializationTask</text:p>
      <text:p text:style-name="Standard">09-22 17:08:02.553 25639 25775 I AmazonVideo: Entered initialize for StorageHelper:ExternalStorage</text:p>
      <text:p text:style-name="Standard">09-22 17:08:02.555 25639 25775 I AmazonVideo: Completed initialize for StorageHelper:ExternalStorage</text:p>
      <text:p text:style-name="Standard">09-22 17:08:02.556 25639 25775 I AmazonVideo.profiler: Metric[name=Localization:MissingString, type=[Counter, SimpleString], val=1]</text:p>
      <text:p text:style-name="Standard">09-22 17:08:02.562 <text:s/>5016 <text:s/>5109 I Finsky <text:s/>: [38839] hgm.a(14): com.amazon.avod.thirdpartyclient: Account determined from installer data - [MjyTGlcJWVtK2N9DkNRkiP65CR2pccEEJtsp7YhnZCY]</text:p>
      <text:p text:style-name="Standard">09-22 17:08:02.566 25639 25772 I AmazonVideo: Successfully de-serialized model: LaunchScreensModel</text:p>
      <text:p text:style-name="Standard"><text:soft-page-break/>09-22 17:08:02.575 25639 25772 I AmazonVideo: StalenessTracker(ArcusConfig) loaded ResponseManifest{key={xxaivxx//}, status={null/null}}</text:p>
      <text:p text:style-name="Standard">09-22 17:08:02.577 25639 25775 I AmazonVideo.profiler: Metric[name=Localization:MissingString, type=[Counter, Text], val=1]</text:p>
      <text:p text:style-name="Standard">09-22 17:08:02.578 <text:s text:c="2"/>730 25778 E ResolverController: No valid NAT64 prefix (1046, &lt;unspecified&gt;/0)</text:p>
      <text:p text:style-name="Standard">09-22 17:08:02.579 <text:s/>5016 <text:s/>5109 I Finsky <text:s/>: [38839] hgm.a(64): Billing preferred account via installer for com.amazon.avod.thirdpartyclient: [MjyTGlcJWVtK2N9DkNRkiP65CR2pccEEJtsp7YhnZCY]</text:p>
      <text:p text:style-name="Standard">09-22 17:08:02.582 25639 25775 I AmazonVideo.profiler: Metric[name=Localization:MissingString, type=[Counter, SimpleString], val=1]</text:p>
      <text:p text:style-name="Standard">09-22 17:08:02.584 25639 25775 I AmazonVideo.profiler: Metric[name=Localization:MissingString, type=[Counter, Text], val=1]</text:p>
      <text:p text:style-name="Standard">09-22 17:08:02.588 25639 25733 I ...ntity.auth.device.aa: Returning Default multiple profile settings</text:p>
      <text:p text:style-name="Standard">09-22 17:08:02.593 25639 25777 I AmazonVideo: StorageHelper: Updated SD card path: xxaivxx (Read-Only)</text:p>
      <text:p text:style-name="Standard">09-22 17:08:02.596 25639 25639 I AmazonVideo.profiler: Metric[name=InAppBilling:SubscriptionSupportLevel:FULL, type=[Counter], val=1]</text:p>
      <text:p text:style-name="Standard">09-22 17:08:02.597 25639 25639 I AmazonVideo.profiler: Metric[name=InAppBilling:Initialization:Success, type=[Counter], val=1]</text:p>
      <text:p text:style-name="Standard">09-22 17:08:02.597 25639 25770 I AmazonVideo: MobileWeblabManager: Triggering weblab: AIVPLAYERS_MEDIACODEC_SOFTWAREPLAYREADY_331879.</text:p>
      <text:p text:style-name="Standard">09-22 17:08:02.599 25639 25714 I AmazonVideo: Shortcuts have already been set, not setting them again</text:p>
      <text:p text:style-name="Standard">09-22 17:08:02.602 <text:s text:c="2"/>818 16130 D vendor.qti.bluetooth@1.0-wake_lock: Release wakelock is released </text:p>
      <text:p text:style-name="Standard">09-22 17:08:02.615 25639 25775 I AmazonVideo: HFRPlayback HFRPerformanceEvaluator true, config true</text:p>
      <text:p text:style-name="Standard">09-22 17:08:02.616 25639 25775 I AmazonVideo: Entered initialize for AppUidManager</text:p>
      <text:p text:style-name="Standard">09-22 17:08:02.617 25639 25639 I AmazonVideo: Enabling download throttling. Screen awake.</text:p>
      <text:p text:style-name="Standard">09-22 17:08:02.617 25639 25714 I AmazonVideo.profiler: Metric[name=AppInitialized:SupportedAbi, type=[arm64-v8a, armeabi-v7a, armeabi], val=1]</text:p>
      <text:p text:style-name="Standard">09-22 17:08:02.622 25639 25775 W AmazonVideo: Warning: Cannot find application info for com.amazon.tahoe</text:p>
      <text:p text:style-name="Standard">09-22 17:08:02.632 25639 25775 W AmazonVideo: Warning: Cannot find application info for com.amazon.asxr</text:p>
      <text:p text:style-name="Standard">09-22 17:08:02.635 25639 25775 W AmazonVideo: Warning: Cannot find application info for com.amazon.avod.sdk.example</text:p>
      <text:p text:style-name="Standard">09-22 17:08:02.635 25639 25775 W AmazonVideo: Warning: Cannot find application info for com.amazon.storagemanager</text:p>
      <text:p text:style-name="Standard">09-22 17:08:02.635 25639 25775 W AmazonVideo: Warning: Cannot find application info for com.amazon.kindle.unifiedSearch</text:p>
      <text:p text:style-name="Standard">09-22 17:08:02.636 25639 25775 W AmazonVideo: Warning: Cannot find application info for com.amazon.firebat</text:p>
      <text:p text:style-name="Standard">09-22 17:08:02.636 25639 25775 W AmazonVideo: Warning: Cannot find application info for com.amazon.readynowcore</text:p>
      <text:p text:style-name="Standard">09-22 17:08:02.636 25639 25775 I AmazonVideo: Completed initialize for AppUidManager</text:p>
      <text:p text:style-name="Standard">09-22 17:08:02.640 <text:s/>1290 <text:s/>1336 I system_server: Background concurrent copying GC freed 400026(20MB) AllocSpace objects, 74(4028KB) LOS objects, 24% free, 73MB/97MB, paused 571us total 313.857ms</text:p>
      <text:p text:style-name="Standard"><text:soft-page-break/>09-22 17:08:02.640 25639 25775 I AmazonVideo: Entered initialize for DownloadNotificationListener</text:p>
      <text:p text:style-name="Standard">09-22 17:08:02.640 25639 25775 I AmazonVideo: Completed initialize for DownloadNotificationListener</text:p>
      <text:p text:style-name="Standard">09-22 17:08:02.641 25639 25775 I AmazonVideo: Entered initialize for DownloadConnectionEventListener</text:p>
      <text:p text:style-name="Standard">09-22 17:08:02.641 25639 25775 I AmazonVideo: Completed initialize for DownloadConnectionEventListener</text:p>
      <text:p text:style-name="Standard">09-22 17:08:02.641 25639 25775 I AmazonVideo: Entered initialize for UserDownloadManager</text:p>
      <text:p text:style-name="Standard">09-22 17:08:02.645 <text:s/>1290 <text:s/>1338 W System <text:s/>: A resource failed to call release. </text:p>
      <text:p text:style-name="Standard">09-22 17:08:02.646 25639 25715 I AmazonVideo: Entered initialize for InsightsEventReporter</text:p>
      <text:p text:style-name="Standard">09-22 17:08:02.646 25639 25715 I AmazonVideo: Entered initialize for ApplicationInsightsEventFactory</text:p>
      <text:p text:style-name="Standard">09-22 17:08:02.646 25639 25715 I AmazonVideo: Completed initialize for ApplicationInsightsEventFactory</text:p>
      <text:p text:style-name="Standard">09-22 17:08:02.646 25639 25715 I AmazonVideo: Completed initialize for InsightsEventReporter</text:p>
      <text:p text:style-name="Standard">09-22 17:08:02.647 25639 25775 I AmazonVideo: Entered initialize for RightsEventModelFactory</text:p>
      <text:p text:style-name="Standard">09-22 17:08:02.648 25639 25715 I AmazonVideo: Sync Framework: queueing requestId=0621f18a to run after initialDelay=0ms with data={trigger=application_startup, isQA=false}</text:p>
      <text:p text:style-name="Standard">09-22 17:08:02.651 25639 25775 I AmazonVideo: Completed initialize for RightsEventModelFactory</text:p>
      <text:p text:style-name="Standard">09-22 17:08:02.651 25639 25775 I AmazonVideo: Entered initialize for UserDownloadNotifier</text:p>
      <text:p text:style-name="Standard">09-22 17:08:02.657 25639 25775 I AmazonVideo: Completed initialize for UserDownloadNotifier</text:p>
      <text:p text:style-name="Standard">09-22 17:08:02.658 25639 25775 I AmazonVideo: Entered initialize for ClientDownloadManager</text:p>
      <text:p text:style-name="Standard">09-22 17:08:02.659 25639 25775 I AmazonVideo: DWNLD Default download location is Internal storage</text:p>
      <text:p text:style-name="Standard">09-22 17:08:02.659 25639 25775 I AmazonVideo: Entered initialize for UserDownloadPersistence</text:p>
      <text:p text:style-name="Standard">09-22 17:08:02.660 25639 25733 I ...ntity.auth.device.hz: com.amazon.avod.thirdpartyclient is trying to get device type</text:p>
      <text:p text:style-name="Standard">09-22 17:08:02.662 25639 25714 I ....thirdpartyclient/ml: Using the ThirdPartyPlatformDCPMetricsCollector</text:p>
      <text:p text:style-name="Standard">09-22 17:08:02.663 25639 25675 I AmazonVideo.profiler: Metric[name=CachePersistence:DbStats:APP_STARTUP:TotalRecords, type=[Counter], val=2]</text:p>
      <text:p text:style-name="Standard">09-22 17:08:02.667 25639 25714 I ...ntity.auth.device.hz: com.amazon.avod.thirdpartyclient is trying to get device type</text:p>
      <text:p text:style-name="Standard">09-22 17:08:02.667 25639 25787 I AmazonVideo: Waiting for UserDownloadManager to initialize, current state Initializing</text:p>
      <text:p text:style-name="Standard">09-22 17:08:02.667 25639 25714 D AbstractMetricsFactoryImpl: record : No valid data points in metrics event</text:p>
      <text:p text:style-name="Standard">09-22 17:08:02.669 25639 25775 I AmazonVideo: Entered initialize for UserDownloadDiskPersistence</text:p>
      <text:p text:style-name="Standard">09-22 17:08:02.670 25639 25775 I AmazonVideo: Completed initialize for UserDownloadDiskPersistence</text:p>
      <text:p text:style-name="Standard">09-22 17:08:02.672 25639 25714 I AmazonVideo: Used packageDeviceTypeIdKey: (com.amazon.avod.thirdpartyclient/DeviceType) to set result: (A43PXU4ZN2AL1)</text:p>
      <text:p text:style-name="Standard">09-22 17:08:02.673 25639 25770 W VideoCapabilities: Unsupported mime image/vnd.android.heic</text:p>
      <text:p text:style-name="Standard">09-22 17:08:02.673 25639 25714 I ....thirdpartyclient/ml: Using the ThirdPartyPlatformDCPMetricsCollector</text:p>
      <text:p text:style-name="Standard">09-22 17:08:02.680 25639 25714 D AbstractMetricsFactoryImpl: record : No valid data points in metrics event</text:p>
      <text:p text:style-name="Standard"><text:soft-page-break/>09-22 17:08:02.681 25639 25675 I AmazonVideo.profiler: Metric[name=CachePersistence:DbStats:APP_STARTUP:RemovableRecords, type=[Counter], val=0]</text:p>
      <text:p text:style-name="Standard">09-22 17:08:02.682 25639 25675 I AmazonVideo.profiler: Metric[name=CachePersistence:DbStats:DEFAULT:TotalRecords, type=[Counter], val=22]</text:p>
      <text:p text:style-name="Standard">09-22 17:08:02.683 25639 25675 I AmazonVideo.profiler: Metric[name=CachePersistence:DbStats:DEFAULT:RemovableRecords, type=[Counter], val=0]</text:p>
      <text:p text:style-name="Standard">09-22 17:08:02.683 25639 25675 I AmazonVideo.profiler: Metric[name=CachePersistence:DbStats:DETAIL_PAGE:TotalRecords, type=[Counter], val=35]</text:p>
      <text:p text:style-name="Standard">09-22 17:08:02.683 <text:s text:c="2"/>730 25788 E ResolverController: No valid NAT64 prefix (1046, &lt;unspecified&gt;/0)</text:p>
      <text:p text:style-name="Standard">09-22 17:08:02.683 25639 25675 I AmazonVideo.profiler: Metric[name=CachePersistence:DbStats:DETAIL_PAGE:RemovableRecords, type=[Counter], val=0]</text:p>
      <text:p text:style-name="Standard">09-22 17:08:02.684 25639 25675 I AmazonVideo.profiler: Metric[name=CachePersistence:DbStats:PROFILES:TotalRecords, type=[Counter], val=1]</text:p>
      <text:p text:style-name="Standard">09-22 17:08:02.684 25639 25675 I AmazonVideo.profiler: Metric[name=CachePersistence:DbStats:PROFILES:RemovableRecords, type=[Counter], val=0]</text:p>
      <text:p text:style-name="Standard">09-22 17:08:02.684 25639 25675 I AmazonVideo.profiler: Metric[name=CachePersistence:DbStats:STRING_BUNDLES:TotalRecords, type=[Counter], val=9]</text:p>
      <text:p text:style-name="Standard">09-22 17:08:02.684 25639 25675 I AmazonVideo.profiler: Metric[name=CachePersistence:DbStats:STRING_BUNDLES:RemovableRecords, type=[Counter], val=0]</text:p>
      <text:p text:style-name="Standard">09-22 17:08:02.685 25639 25675 I AmazonVideo.profiler: Metric[name=CachePersistence:DbStats:XRAY:TotalRecords, type=[Counter], val=11]</text:p>
      <text:p text:style-name="Standard">09-22 17:08:02.685 25639 25675 I AmazonVideo.profiler: Metric[name=CachePersistence:DbStats:XRAY:RemovableRecords, type=[Counter], val=0]</text:p>
      <text:p text:style-name="Standard">09-22 17:08:02.688 25639 25714 I AmazonVideo.profiler: Metric[name=DeviceProperties:RefreshFromMAP:NoChange, type=[Counter], val=1]</text:p>
      <text:p text:style-name="Standard">09-22 17:08:02.694 25639 25714 I AmazonVideo: Device properties refresh from MAP succeeded: no change from cached data</text:p>
      <text:p text:style-name="Standard">09-22 17:08:02.706 14778 25746 W CursorWindow: Window is full: requested allocation 269 bytes, free space 190 bytes, window size 2097152 bytes</text:p>
      <text:p text:style-name="Standard">09-22 17:08:02.707 <text:s/>1290 <text:s/>2276 D ConnectivityService: requestNetwork for uid/pid:10110/25639 NetworkRequest [ TRACK_DEFAULT id=9974, [ Capabilities: INTERNET&amp;NOT_RESTRICTED&amp;TRUSTED Uid: 10110] ]</text:p>
      <text:p text:style-name="Standard">09-22 17:08:02.707 25639 25770 W VideoCapabilities: Unsupported mime video/divx</text:p>
      <text:p text:style-name="Standard">09-22 17:08:02.708 25639 25770 W VideoCapabilities: Unsupported mime video/divx4</text:p>
      <text:p text:style-name="Standard">09-22 17:08:02.708 <text:s/>1290 <text:s/>1931 D WifiNetworkFactory: got request NetworkRequest [ TRACK_DEFAULT id=9974, [ Capabilities: INTERNET&amp;NOT_RESTRICTED&amp;TRUSTED Uid: 10110] ] with score 100 and serial -1</text:p>
      <text:p text:style-name="Standard">09-22 17:08:02.708 <text:s/>1290 <text:s/>1931 D WifiNetworkFactory: <text:s text:c="2"/>my score=60, my filter=[ Transports: WIFI Capabilities: NOT_METERED&amp;INTERNET&amp;NOT_RESTRICTED&amp;TRUSTED&amp;NOT_VPN&amp;NOT_ROAMING&amp;NOT_CONGESTED LinkUpBandwidth&gt;=1048576Kbps LinkDnBandwidth&gt;=1048576Kbps Specifier: &lt;android.net.MatchAllNetworkSpecifier@0&gt;]</text:p>
      <text:p text:style-name="Standard">09-22 17:08:02.708 <text:s/>1290 <text:s/>1931 D UntrustedWifiNetworkFactory: got request NetworkRequest [ TRACK_DEFAULT id=9974, [ Capabilities: INTERNET&amp;NOT_RESTRICTED&amp;TRUSTED Uid: 10110] ] with score 100 and serial -1</text:p>
      <text:p text:style-name="Standard">09-22 17:08:02.708 <text:s/>1290 <text:s/>1931 D UntrustedWifiNetworkFactory: <text:s text:c="2"/>my score=2147483647, my filter=[ Transports: WIFI Capabilities: <text:soft-page-break/>NOT_METERED&amp;INTERNET&amp;NOT_RESTRICTED&amp;TRUSTED&amp;NOT_VPN&amp;NOT_ROAMING&amp;NOT_CONGESTED LinkUpBandwidth&gt;=1048576Kbps LinkDnBandwidth&gt;=1048576Kbps Specifier: &lt;android.net.MatchAllNetworkSpecifier@0&gt;]</text:p>
      <text:p text:style-name="Standard">09-22 17:08:02.708 <text:s/>1290 <text:s/>2025 D Ethernet: got request NetworkRequest [ TRACK_DEFAULT id=9974, [ Capabilities: INTERNET&amp;NOT_RESTRICTED&amp;TRUSTED Uid: 10110] ] with score 100 and serial -1</text:p>
      <text:p text:style-name="Standard">09-22 17:08:02.708 <text:s/>1290 <text:s/>2025 D Ethernet: <text:s text:c="2"/>my score=70, my filter=[]</text:p>
      <text:p text:style-name="Standard">09-22 17:08:02.709 <text:s/>2679 <text:s/>2679 D PhoneSwitcherNetworkRequstListener: got request NetworkRequest [ TRACK_DEFAULT id=9974, [ Capabilities: INTERNET&amp;NOT_RESTRICTED&amp;TRUSTED Uid: 10110] ] with score 100 and serial -1</text:p>
      <text:p text:style-name="Standard">09-22 17:08:02.709 <text:s/>2679 <text:s/>2679 D PhoneSwitcherNetworkRequstListener: <text:s text:c="2"/>my score=101, my filter=[ Transports: CELLULAR Capabilities: MMS&amp;SUPL&amp;DUN&amp;FOTA&amp;IMS&amp;CBS&amp;IA&amp;RCS&amp;XCAP&amp;EIMS&amp;INTERNET&amp;NOT_RESTRICTED&amp;TRUSTED&amp;NOT_VPN&amp;MCX Specifier: &lt;android.net.MatchAllNetworkSpecifier@0&gt;]</text:p>
      <text:p text:style-name="Standard">09-22 17:08:02.709 <text:s/>2679 <text:s/>2679 D PhoneSwitcherNetworkRequstListener: needNetworkFor NetworkRequest [ TRACK_DEFAULT id=9974, [ Capabilities: INTERNET&amp;NOT_RESTRICTED&amp;TRUSTED Uid: 10110] ], 100</text:p>
      <text:p text:style-name="Standard">09-22 17:08:02.712 25639 25733 I ...ntity.auth.device.aa: Returning Default multiple profile settings</text:p>
      <text:p text:style-name="Standard">09-22 17:08:02.739 25639 25770 W VideoCapabilities: Unrecognized profile/level 0/3 for video/mpeg2</text:p>
      <text:p text:style-name="Standard">09-22 17:08:02.740 25639 25770 W VideoCapabilities: Unrecognized profile/level 0/3 for video/mpeg2</text:p>
      <text:p text:style-name="Standard">09-22 17:08:02.741 25639 25770 W VideoCapabilities: Unsupported mime video/x-ms-wmv</text:p>
      <text:p text:style-name="Standard">09-22 17:08:02.744 25639 25775 I AmazonVideo: Completed initialize for UserDownloadPersistence</text:p>
      <text:p text:style-name="Standard">09-22 17:08:02.745 25639 25775 I AmazonVideo: Entered initialize for UserDownloadExecutor</text:p>
      <text:p text:style-name="Standard">09-22 17:08:02.745 25639 25775 I AmazonVideo: Entered initialize for DownloadEnabledStatus</text:p>
      <text:p text:style-name="Standard">09-22 17:08:02.745 25639 25775 I AmazonVideo: Completed initialize for DownloadEnabledStatus</text:p>
      <text:p text:style-name="Standard">09-22 17:08:02.745 25639 25775 I AmazonVideo: Entered initialize for UserDownloadAvailabilityCache</text:p>
      <text:p text:style-name="Standard">09-22 17:08:02.746 25639 25775 I AmazonVideo: Completed initialize for UserDownloadAvailabilityCache</text:p>
      <text:p text:style-name="Standard">09-22 17:08:02.746 25639 25775 I AmazonVideo: Entered initialize for DownloadQueueManager</text:p>
      <text:p text:style-name="Standard">09-22 17:08:02.746 25639 25775 I AmazonVideo: Completed initialize for DownloadQueueManager</text:p>
      <text:p text:style-name="Standard">09-22 17:08:02.746 25639 25775 I AmazonVideo: Completed initialize for UserDownloadExecutor</text:p>
      <text:p text:style-name="Standard">09-22 17:08:02.747 25639 25775 I AmazonVideo: DWNLD Registered OnDownloadLocationSettingChangeListener: OnDownloadLocationChangedListener</text:p>
      <text:p text:style-name="Standard">09-22 17:08:02.747 <text:s text:c="2"/>735 <text:s/>2773 W GamesService: Failed to flush clearcut events [CONTEXT service_id=1 ]</text:p>
      <text:p text:style-name="Standard">09-22 17:08:02.748 25639 25775 I AmazonVideo: DWNLD Acquired pause token: PauseToken{token=java.lang.Object@6783d20, cause=EXTERNAL_STORAGE_STATE_UNKNOWN}</text:p>
      <text:p text:style-name="Standard">09-22 17:08:02.749 25639 25775 I AmazonVideo: Entered initialize for OrphanedDownloadsManager</text:p>
      <text:p text:style-name="Standard">09-22 17:08:02.753 25639 25775 I AmazonVideo: Completed initialize for OrphanedDownloadsManager</text:p>
      <text:p text:style-name="Standard">09-22 17:08:02.754 25639 25775 I AmazonVideo: Completed initialize for ClientDownloadManager</text:p>
      <text:p text:style-name="Standard"><text:soft-page-break/>09-22 17:08:02.760 25639 25733 I ...ntity.auth.device.aa: Returning Default multiple profile settings</text:p>
      <text:p text:style-name="Standard">09-22 17:08:02.772 25639 25775 I AmazonVideo: Completed initialize for UserDownloadManager</text:p>
      <text:p text:style-name="Standard">09-22 17:08:02.774 25639 25775 I AmazonVideo: Completed initialize for DownloadPersistenceInitializationTask</text:p>
      <text:p text:style-name="Standard">09-22 17:08:02.781 25639 25792 I AmazonVideo: DWNLD deleteSharedStorageFilesAsync in MigrationStorageHelper</text:p>
      <text:p text:style-name="Standard">09-22 17:08:02.781 25639 25792 I AmazonVideo: DWNLD deleteSharedStorageFilesAsync in MigrationStorageHelper</text:p>
      <text:p text:style-name="Standard">09-22 17:08:02.791 <text:s/>1168 <text:s/>1168 I cnss-daemon: nl80211 response handler invoked</text:p>
      <text:p text:style-name="Standard">09-22 17:08:02.791 <text:s/>1168 <text:s/>1168 I cnss-daemon: nl80211_response_handler: cmd 103, vendorID 4980, subcmd 13 <text:s/>received</text:p>
      <text:p text:style-name="Standard">09-22 17:08:02.791 <text:s text:c="2"/>846 18151 I WifiHAL : event received NL80211_CMD_VENDOR, vendor_id = 0x1374, subcmd = 0xd</text:p>
      <text:p text:style-name="Standard">09-22 17:08:02.798 25639 25793 I AmazonVideo: Waiting for UserDownloadManager:Media to initialize, current state NotInitialized</text:p>
      <text:p text:style-name="Standard">09-22 17:08:02.799 25639 25733 I ...client/TokenJobQueue: Finish executing task GetActorToken:com.amazon.avod.thirdpartyclient/com.amazon.dcp.sso.token.oauth.amazon.actor.access_token.</text:p>
      <text:p text:style-name="Standard">09-22 17:08:02.800 25639 25721 I AmazonVideo.profiler: Metric[name=BearerTokenFetch:Profile:Success, type=[Counter, ForceRefresh:Disabled], val=1]</text:p>
      <text:p text:style-name="Standard">09-22 17:08:02.801 25639 25794 I AmazonVideo: Wifi network available; refreshing download status</text:p>
      <text:p text:style-name="Standard">09-22 17:08:02.801 25639 25721 I AmazonVideo: BearerTokenCache: BearerToken{key=TokenKey{account=xxaivxx, profile=xxaivxx}, success=xxaivxx, failure=null}</text:p>
      <text:p text:style-name="Standard">09-22 17:08:02.811 25639 25794 I AmazonVideo: Download pause token is not present, refreshing current task</text:p>
      <text:p text:style-name="Standard">09-22 17:08:02.811 25639 25794 I AmazonVideo: Sync Framework: queueing requestId=4fc3e874 to run after initialDelay=0ms with data={trigger=downloads, isQA=false}</text:p>
      <text:p text:style-name="Standard">09-22 17:08:02.812 25639 25789 I AmazonVideo.profiler: Metric[name=Profile:FeatureToggle:Enabled, type=[Counter, Reason:SERVER_CONFIG], val=1]</text:p>
      <text:p text:style-name="Standard">09-22 17:08:02.815 25639 25789 I AmazonVideo: Attempt #1: running FetchMarketplaceCallable</text:p>
      <text:p text:style-name="Standard">09-22 17:08:02.816 25639 25789 I ....thirdpartyclient/ml: Using the ThirdPartyPlatformDCPMetricsCollector</text:p>
      <text:p text:style-name="Standard">09-22 17:08:02.821 25639 25798 I AmazonVideo: Attempt #1: running -$$Lambda$UserManager$1phv1t0b8d1DglA2qlJDUVG66N8</text:p>
      <text:p text:style-name="Standard">09-22 17:08:02.821 25639 25798 I AmazonVideo: Identity Freetime profiles check - skipping - unnecessary for this client.</text:p>
      <text:p text:style-name="Standard">09-22 17:08:02.823 25639 25789 I ....thirdpartyclient/ml: Using the ThirdPartyPlatformDCPMetricsCollector</text:p>
      <text:p text:style-name="Standard">09-22 17:08:02.825 25639 25797 I AmazonVideo: Attempt #1: running FetchVideoRegionCallable</text:p>
      <text:p text:style-name="Standard">09-22 17:08:02.831 25639 25798 I AmazonVideo: DiskCacheHierarchy: created DiskCache for DiskSpec{location=FILES, owner=PROFILES, customRoot=null}, TokenKey{account=xxaivxx, profile=null}; now managing 4 instances. Root xxaivxx.</text:p>
      <text:p text:style-name="Standard">09-22 17:08:02.832 25639 25789 W AmazonVideo: Warning: Retrieving account pool from bundle : Bundle[{value_key=Amazon, defaut_value_key=null}]</text:p>
      <text:p text:style-name="Standard">09-22 17:08:02.832 25639 25789 I AmazonVideo: Attempt #1: success running FetchMarketplaceCallable. Returning.</text:p>
      <text:p text:style-name="Standard">09-22 17:08:02.836 25639 25789 I AmazonVideo: Returning Users{current=xxaivxx, isOwner=true, device=xxaivxx, externalMarketplace=A21TJRUUN4KGV}</text:p>
      <text:p text:style-name="Standard"><text:soft-page-break/>09-22 17:08:02.838 25639 25797 I AmazonVideo: DiskCacheHierarchy: created DiskCache for DiskSpec{location=FILES, owner=APP_STARTUP, customRoot=null}, TokenKey{account=xxaivxx, profile=null}; now managing 5 instances. Root xxaivxx.</text:p>
      <text:p text:style-name="Standard">09-22 17:08:02.848 14778 25746 W CursorWindow: Window is full: requested allocation 192 bytes, free space 68 bytes, window size 2097152 bytes</text:p>
      <text:p text:style-name="Standard">09-22 17:08:02.859 25639 25770 I AmazonVideo: MediaCodecSanityEvaluator PASS codec=OMX.google.aac.decoder, mimeType=audio/mp4a-latm, evaluation took 207 ms</text:p>
      <text:p text:style-name="Standard">09-22 17:08:02.860 25639 25770 I AmazonVideo: MediaCodecSanityEvaluator PASS codec=OMX.qcom.video.decoder.avc.secure, mimeType=video/avc, evaluation took 0 ms</text:p>
      <text:p text:style-name="Standard">09-22 17:08:02.872 25639 25797 I AmazonVideo: Successfully de-serialized model: AppStartupConfigResponse</text:p>
      <text:p text:style-name="Standard">09-22 17:08:02.875 25469 25488 I gearhead:share: Waiting for a blocking GC ProfileSaver</text:p>
      <text:p text:style-name="Standard">09-22 17:08:02.916 25639 25784 I AmazonVideo: StalenessTracker(PreviewRollsCacheV2) loaded ResponseManifest{key={xxaivxx/xxaivxx/xxaivxx}, status={null/null}}</text:p>
      <text:p text:style-name="Standard">09-22 17:08:02.917 <text:s text:c="2"/>826 <text:s text:c="2"/>875 I WVCdm <text:s text:c="2"/>: [cdm_engine.cpp(529):QueryStatus] CdmEngine::QueryStatus</text:p>
      <text:p text:style-name="Standard">09-22 17:08:02.917 <text:s text:c="2"/>826 <text:s text:c="2"/>875 D WVCdm <text:s text:c="2"/>: [crypto_session.cpp(646):Open] CryptoSession::Open: requested_security_level: Default</text:p>
      <text:p text:style-name="Standard">09-22 17:08:02.925 <text:s text:c="2"/>826 <text:s text:c="2"/>875 I DrmWidevineDash: hlos api version = <text:s/>15</text:p>
      <text:p text:style-name="Standard">09-22 17:08:02.925 <text:s text:c="2"/>826 <text:s text:c="2"/>875 I DrmWidevineDash: tz api version = <text:s/>15</text:p>
      <text:p text:style-name="Standard">09-22 17:08:02.929 <text:s text:c="2"/>826 <text:s text:c="2"/>875 I WVCdm <text:s text:c="2"/>: [cdm_engine.cpp(116):OpenSession] CdmEngine::OpenSession</text:p>
      <text:p text:style-name="Standard">09-22 17:08:02.930 <text:s text:c="2"/>826 <text:s text:c="2"/>875 D WVCdm <text:s text:c="2"/>: [crypto_session.cpp(646):Open] CryptoSession::Open: requested_security_level: Default</text:p>
      <text:p text:style-name="Standard">09-22 17:08:02.935 <text:s text:c="2"/>826 <text:s text:c="2"/>875 I DrmWidevineDash: hlos api version = <text:s/>15</text:p>
      <text:p text:style-name="Standard">09-22 17:08:02.935 <text:s text:c="2"/>826 <text:s text:c="2"/>875 I DrmWidevineDash: tz api version = <text:s/>15</text:p>
      <text:p text:style-name="Standard">09-22 17:08:02.936 <text:s text:c="2"/>826 <text:s text:c="2"/>875 D DrmWidevineDash: #wv:_oecc90[8349] info: "Build Information: API_Version: 15.0061 LibOEMCrypto_Version: 5.0 TA_Version: 15.0050"</text:p>
      <text:p text:style-name="Standard">09-22 17:08:02.941 <text:s text:c="2"/>826 <text:s text:c="2"/>875 I WVCdm <text:s text:c="2"/>: [device_files.cpp(154):ExtractDeviceInfo] ExtractDeviceInfo Entry</text:p>
      <text:p text:style-name="Standard">09-22 17:08:02.947 <text:s text:c="2"/>826 <text:s text:c="2"/>875 I WVCdm <text:s text:c="2"/>: [cdm_engine.cpp(153):OpenSession] CdmEngine::OpenSession: sid231</text:p>
      <text:p text:style-name="Standard">09-22 17:08:02.947 <text:s text:c="2"/>826 <text:s text:c="2"/>875 I WVCdm <text:s text:c="2"/>: [cdm_engine.cpp(829):QueryOemCryptoSessionId] CdmEngine::QueryOemCryptoSessionId: sid231</text:p>
      <text:p text:style-name="Standard">09-22 17:08:02.948 <text:s text:c="2"/>818 16156 I vendor.qti.bluetooth@1.0-ibs_handler: ProcessIbsCmd: Received IBS_WAKE_IND: 0xFD</text:p>
      <text:p text:style-name="Standard">09-22 17:08:02.948 <text:s text:c="2"/>826 <text:s text:c="2"/>875 I WVCdm <text:s text:c="2"/>: [cdm_engine.cpp(529):QueryStatus] CdmEngine::QueryStatus</text:p>
      <text:p text:style-name="Standard">09-22 17:08:02.948 <text:s text:c="2"/>818 16156 D vendor.qti.bluetooth@1.0-ibs_handler: SerialClockVote: vote for UART CLK ON</text:p>
      <text:p text:style-name="Standard">09-22 17:08:02.949 <text:s text:c="2"/>818 16156 D vendor.qti.bluetooth@1.0-wake_lock: Acquire wakelock is acquired </text:p>
      <text:p text:style-name="Standard">09-22 17:08:02.949 <text:s text:c="2"/>818 16156 I vendor.qti.bluetooth@1.0-ibs_handler: ProcessIbsCmd: Writing IBS_WAKE_ACK</text:p>
      <text:p text:style-name="Standard">09-22 17:08:02.949 <text:s text:c="2"/>826 <text:s text:c="2"/>875 I WVCdm <text:s text:c="2"/>: [cdm_engine.cpp(196):CloseSession] CdmEngine::CloseSession: sid231</text:p>
      <text:p text:style-name="Standard">09-22 17:08:02.955 25639 25800 I AmazonVideo: Display secure for HD content rendering, displayFlags: 3 displayName: Built-in Screen</text:p>
      <text:p text:style-name="Standard">09-22 17:08:02.957 25639 25770 I AmazonVideo: Adding MediaCodecMediaDrmRendererScheme to renderer scheme list</text:p>
      <text:p text:style-name="Standard"><text:soft-page-break/>09-22 17:08:02.958 25639 25770 I AmazonVideo: Skipping com.amazon.avod.playback.renderer.mediacodec.MediaCodecSoftwarePlayReadyRendererScheme because it is disabled by server config or weblab</text:p>
      <text:p text:style-name="Standard">09-22 17:08:02.958 25639 25770 I AmazonVideo: Skipping com.amazon.avod.playback.renderer.tate.OMXILRendererScheme because it is disabled by server config or weblab</text:p>
      <text:p text:style-name="Standard">09-22 17:08:02.980 25639 25639 I AmazonVideo: Updating preferred bitrate because key (canPlayHD) changed</text:p>
      <text:p text:style-name="Standard">09-22 17:08:02.990 <text:s text:c="2"/>818 16156 I vendor.qti.bluetooth@1.0-ibs_handler: ProcessIbsCmd: Received IBS_SLEEP_IND: 0xFE</text:p>
      <text:p text:style-name="Standard">09-22 17:08:02.990 <text:s text:c="2"/>818 16156 D vendor.qti.bluetooth@1.0-ibs_handler: SerialClockVote: vote for UART CLK OFF</text:p>
      <text:p text:style-name="Standard">09-22 17:08:02.997 25469 25488 I gearhead:share: WaitForGcToComplete blocked ProfileSaver on AddRemoveAppImageSpace for 122.012ms</text:p>
      <text:p text:style-name="Standard">09-22 17:08:02.997 25639 25770 I AmazonVideo: Adding VisualOnRendererScheme to renderer scheme list</text:p>
      <text:p text:style-name="Standard">09-22 17:08:03.000 25639 25770 I AmazonVideo: Resolved 2 renderer schemes: MediaCodecMediaDrmRendererScheme:AVAILABLE&gt;MediaCodecSoftwarePlayReadyRendererScheme:OffByConfig&gt;OMXILRendererScheme:OffByConfig&gt;VisualOnRendererScheme:AVAILABLE&gt;</text:p>
      <text:p text:style-name="Standard">09-22 17:08:03.000 25639 25797 I AmazonVideo: StalenessTracker(AppStartupConfig) loaded ResponseManifest{key={xxaivxx/xxaivxx/}, status={null/null}}</text:p>
      <text:p text:style-name="Standard">09-22 17:08:03.003 25639 25797 I AmazonVideo: Attempt #1: success running FetchVideoRegionCallable. Returning.</text:p>
      <text:p text:style-name="Standard">09-22 17:08:03.004 25639 25798 I AmazonVideo.profiler: Metric[name=ProfileModel:EmptyProfileId, type=[Counter], val=0]</text:p>
      <text:p text:style-name="Standard">09-22 17:08:03.015 25639 25798 I chatty <text:s/>: uid=10110(com.amazon.avod.thirdpartyclient) SingleAdultMana identical 2 lines</text:p>
      <text:p text:style-name="Standard">09-22 17:08:03.024 25639 25798 I AmazonVideo.profiler: Metric[name=ProfileModel:EmptyProfileId, type=[Counter], val=0]</text:p>
      <text:p text:style-name="Standard">09-22 17:08:03.025 25639 25770 I AmazonVideo: DeviceConfiguration Width=2280, Height=1080</text:p>
      <text:p text:style-name="Standard">09-22 17:08:03.025 25639 25798 I AmazonVideo.profiler: Metric[name=ProfileModel:EmptyProfileId, type=[Counter], val=0]</text:p>
      <text:p text:style-name="Standard">09-22 17:08:03.026 25639 25798 I AmazonVideo.profiler: Metric[name=ProfileModel:EmptyProfileId, type=[Counter], val=0]</text:p>
      <text:p text:style-name="Standard">09-22 17:08:03.036 25639 25783 I AmazonVideo: Successfully de-serialized model: LandingPageModel</text:p>
      <text:p text:style-name="Standard">09-22 17:08:03.036 25639 25798 I AmazonVideo: StalenessTracker(ProfilesCache) loaded ResponseManifest{key={xxaivxx/xxaivxx/}, status={null/null}}</text:p>
      <text:p text:style-name="Standard">09-22 17:08:03.043 25639 25798 I AmazonVideo: Attempt #1: success running -$$Lambda$UserManager$1phv1t0b8d1DglA2qlJDUVG66N8. Returning.</text:p>
      <text:p text:style-name="Standard">09-22 17:08:03.043 25639 25789 I AmazonVideo.profiler: Metric[name=Profile:Initialization:Success, type=[Counter], val=1]</text:p>
      <text:p text:style-name="Standard">09-22 17:08:03.062 25639 25802 I AmazonVideo: Attempt #1: running BackfillMapCurrentProfileCallable</text:p>
      <text:p text:style-name="Standard">09-22 17:08:03.063 25639 25802 I AmazonVideo: Attempt #1: success running BackfillM^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24:50.212729857</meta:creation-date>
    <dc:date>2021-09-22T17:10:58.143779099</dc:date>
    <meta:editing-duration>PT1H46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0" meta:paragraph-count="775" meta:word-count="9132" meta:character-count="93729" meta:non-whitespace-character-count="83820"/>
  </office:meta>
</office:document-meta>
</file>